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Monaco_Linux" svg:font-family="Monaco_Linux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elaMetodosFornecedores" style:family="table">
      <style:table-properties style:width="17.59cm" table:align="margins"/>
    </style:style>
    <style:style style:name="TabelaMetodosFornecedores.A" style:family="table-column">
      <style:table-column-properties style:column-width="2.932cm" style:rel-column-width="10921*"/>
    </style:style>
    <style:style style:name="TabelaMetodosFornecedores.B" style:family="table-column">
      <style:table-column-properties style:column-width="2.932cm" style:rel-column-width="10923*"/>
    </style:style>
    <style:style style:name="TabelaMetodosFornecedores.C" style:family="table-column">
      <style:table-column-properties style:column-width="2.932cm" style:rel-column-width="10922*"/>
    </style:style>
    <style:style style:name="TabelaMetodosFornecedores.F" style:family="table-column">
      <style:table-column-properties style:column-width="2.932cm" style:rel-column-width="10924*"/>
    </style:style>
    <style:style style:name="TabelaMetodosFornecedores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elaMetodosFornecedores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MetodosFornecedores.F1" style:family="table-cell">
      <style:table-cell-properties fo:padding="0.097cm" fo:border="0.002cm solid #000000"/>
    </style:style>
    <style:style style:name="TabelaMetodosFornecedores.A2" style:family="table-cell">
      <style:table-cell-properties fo:padding="0.097cm" fo:border-left="0.002cm solid #000000" fo:border-right="none" fo:border-top="none" fo:border-bottom="0.002cm solid #000000"/>
    </style:style>
    <style:style style:name="TabelaMetodosFornecedores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2.932cm" style:rel-column-width="10921*"/>
    </style:style>
    <style:style style:name="Table1.B" style:family="table-column">
      <style:table-column-properties style:column-width="2.932cm" style:rel-column-width="10923*"/>
    </style:style>
    <style:style style:name="Table1.C" style:family="table-column">
      <style:table-column-properties style:column-width="2.932cm" style:rel-column-width="10922*"/>
    </style:style>
    <style:style style:name="Table1.F" style:family="table-column">
      <style:table-column-properties style:column-width="2.932cm" style:rel-column-width="10924*"/>
    </style:style>
    <style:style style:name="Table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F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" style:family="table">
      <style:table-properties style:width="17.59cm" table:align="margins"/>
    </style:style>
    <style:style style:name="Table6.A" style:family="table-column">
      <style:table-column-properties style:column-width="2.932cm" style:rel-column-width="10921*"/>
    </style:style>
    <style:style style:name="Table6.B" style:family="table-column">
      <style:table-column-properties style:column-width="2.932cm" style:rel-column-width="10923*"/>
    </style:style>
    <style:style style:name="Table6.C" style:family="table-column">
      <style:table-column-properties style:column-width="2.932cm" style:rel-column-width="10922*"/>
    </style:style>
    <style:style style:name="Table6.F" style:family="table-column">
      <style:table-column-properties style:column-width="2.932cm" style:rel-column-width="10924*"/>
    </style:style>
    <style:style style:name="Table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.F1" style:family="table-cell">
      <style:table-cell-properties fo:padding="0.097cm" fo:border="0.002cm solid #000000"/>
    </style:style>
    <style:style style:name="Table6.A2" style:family="table-cell">
      <style:table-cell-properties fo:padding="0.097cm" fo:border-left="0.002cm solid #000000" fo:border-right="none" fo:border-top="none" fo:border-bottom="0.002cm solid #000000"/>
    </style:style>
    <style:style style:name="Table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2.932cm" style:rel-column-width="10922*"/>
    </style:style>
    <style:style style:name="Table2.F" style:family="table-column">
      <style:table-column-properties style:column-width="2.932cm" style:rel-column-width="10925*"/>
    </style:style>
    <style:style style:name="Table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F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" style:family="table">
      <style:table-properties style:width="17.595cm" fo:margin-left="0cm" table:align="left"/>
    </style:style>
    <style:style style:name="Table3.A" style:family="table-column">
      <style:table-column-properties style:column-width="2.93cm"/>
    </style:style>
    <style:style style:name="Table3.B" style:family="table-column">
      <style:table-column-properties style:column-width="2.932cm"/>
    </style:style>
    <style:style style:name="Table3.C" style:family="table-column">
      <style:table-column-properties style:column-width="2.288cm"/>
    </style:style>
    <style:style style:name="Table3.D" style:family="table-column">
      <style:table-column-properties style:column-width="2.17cm"/>
    </style:style>
    <style:style style:name="Table3.E" style:family="table-column">
      <style:table-column-properties style:column-width="4.337cm"/>
    </style:style>
    <style:style style:name="Table3.F" style:family="table-column">
      <style:table-column-properties style:column-width="2.939cm"/>
    </style:style>
    <style:style style:name="Table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F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" style:family="table">
      <style:table-properties style:width="17.59cm" table:align="margins"/>
    </style:style>
    <style:style style:name="Table7.A" style:family="table-column">
      <style:table-column-properties style:column-width="2.932cm" style:rel-column-width="10921*"/>
    </style:style>
    <style:style style:name="Table7.B" style:family="table-column">
      <style:table-column-properties style:column-width="2.932cm" style:rel-column-width="10923*"/>
    </style:style>
    <style:style style:name="Table7.C" style:family="table-column">
      <style:table-column-properties style:column-width="2.932cm" style:rel-column-width="10922*"/>
    </style:style>
    <style:style style:name="Table7.F" style:family="table-column">
      <style:table-column-properties style:column-width="2.932cm" style:rel-column-width="10924*"/>
    </style:style>
    <style:style style:name="Table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.F1" style:family="table-cell">
      <style:table-cell-properties fo:padding="0.097cm" fo:border="0.002cm solid #000000"/>
    </style:style>
    <style:style style:name="Table7.A2" style:family="table-cell">
      <style:table-cell-properties fo:padding="0.097cm" fo:border-left="0.002cm solid #000000" fo:border-right="none" fo:border-top="none" fo:border-bottom="0.002cm solid #000000"/>
    </style:style>
    <style:style style:name="Table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4" style:family="table">
      <style:table-properties style:width="17.59cm" table:align="margins"/>
    </style:style>
    <style:style style:name="Table4.A" style:family="table-column">
      <style:table-column-properties style:column-width="2.932cm" style:rel-column-width="10921*"/>
    </style:style>
    <style:style style:name="Table4.B" style:family="table-column">
      <style:table-column-properties style:column-width="2.932cm" style:rel-column-width="10923*"/>
    </style:style>
    <style:style style:name="Table4.C" style:family="table-column">
      <style:table-column-properties style:column-width="2.932cm" style:rel-column-width="10922*"/>
    </style:style>
    <style:style style:name="Table4.F" style:family="table-column">
      <style:table-column-properties style:column-width="2.932cm" style:rel-column-width="10924*"/>
    </style:style>
    <style:style style:name="Table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4.F1" style:family="table-cell">
      <style:table-cell-properties fo:padding="0.097cm" fo:border="0.002cm solid #000000"/>
    </style:style>
    <style:style style:name="Table4.A2" style:family="table-cell">
      <style:table-cell-properties fo:padding="0.097cm" fo:border-left="0.002cm solid #000000" fo:border-right="none" fo:border-top="none" fo:border-bottom="0.002cm solid #000000"/>
    </style:style>
    <style:style style:name="Table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" style:family="table">
      <style:table-properties style:width="17.59cm" table:align="margins"/>
    </style:style>
    <style:style style:name="Table5.A" style:family="table-column">
      <style:table-column-properties style:column-width="2.932cm" style:rel-column-width="10921*"/>
    </style:style>
    <style:style style:name="Table5.B" style:family="table-column">
      <style:table-column-properties style:column-width="2.932cm" style:rel-column-width="10923*"/>
    </style:style>
    <style:style style:name="Table5.C" style:family="table-column">
      <style:table-column-properties style:column-width="2.932cm" style:rel-column-width="10922*"/>
    </style:style>
    <style:style style:name="Table5.F" style:family="table-column">
      <style:table-column-properties style:column-width="2.932cm" style:rel-column-width="10924*"/>
    </style:style>
    <style:style style:name="Table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.F1" style:family="table-cell">
      <style:table-cell-properties fo:padding="0.097cm" fo:border="0.002cm solid #000000"/>
    </style:style>
    <style:style style:name="Table5.A2" style:family="table-cell">
      <style:table-cell-properties fo:padding="0.097cm" fo:border-left="0.002cm solid #000000" fo:border-right="none" fo:border-top="none" fo:border-bottom="0.002cm solid #000000"/>
    </style:style>
    <style:style style:name="Table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" style:family="table">
      <style:table-properties style:width="17.59cm" table:align="margins"/>
    </style:style>
    <style:style style:name="Table8.A" style:family="table-column">
      <style:table-column-properties style:column-width="2.932cm" style:rel-column-width="10921*"/>
    </style:style>
    <style:style style:name="Table8.B" style:family="table-column">
      <style:table-column-properties style:column-width="2.932cm" style:rel-column-width="10923*"/>
    </style:style>
    <style:style style:name="Table8.C" style:family="table-column">
      <style:table-column-properties style:column-width="2.932cm" style:rel-column-width="10922*"/>
    </style:style>
    <style:style style:name="Table8.F" style:family="table-column">
      <style:table-column-properties style:column-width="2.932cm" style:rel-column-width="10924*"/>
    </style:style>
    <style:style style:name="Table8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.F1" style:family="table-cell">
      <style:table-cell-properties fo:padding="0.097cm" fo:border="0.002cm solid #000000"/>
    </style:style>
    <style:style style:name="Table8.A2" style:family="table-cell">
      <style:table-cell-properties fo:padding="0.097cm" fo:border-left="0.002cm solid #000000" fo:border-right="none" fo:border-top="none" fo:border-bottom="0.002cm solid #000000"/>
    </style:style>
    <style:style style:name="Table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9" style:family="table">
      <style:table-properties style:width="17.59cm" table:align="margins"/>
    </style:style>
    <style:style style:name="Table9.A" style:family="table-column">
      <style:table-column-properties style:column-width="2.932cm" style:rel-column-width="10921*"/>
    </style:style>
    <style:style style:name="Table9.B" style:family="table-column">
      <style:table-column-properties style:column-width="2.932cm" style:rel-column-width="10923*"/>
    </style:style>
    <style:style style:name="Table9.C" style:family="table-column">
      <style:table-column-properties style:column-width="2.932cm" style:rel-column-width="10922*"/>
    </style:style>
    <style:style style:name="Table9.F" style:family="table-column">
      <style:table-column-properties style:column-width="2.932cm" style:rel-column-width="10924*"/>
    </style:style>
    <style:style style:name="Table9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9.F1" style:family="table-cell">
      <style:table-cell-properties fo:padding="0.097cm" fo:border="0.002cm solid #000000"/>
    </style:style>
    <style:style style:name="Table9.A2" style:family="table-cell">
      <style:table-cell-properties fo:padding="0.097cm" fo:border-left="0.002cm solid #000000" fo:border-right="none" fo:border-top="none" fo:border-bottom="0.002cm solid #000000"/>
    </style:style>
    <style:style style:name="Table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" style:family="table">
      <style:table-properties style:width="17.595cm" fo:margin-left="0cm" table:align="left"/>
    </style:style>
    <style:style style:name="Table10.A" style:family="table-column">
      <style:table-column-properties style:column-width="2.93cm"/>
    </style:style>
    <style:style style:name="Table10.B" style:family="table-column">
      <style:table-column-properties style:column-width="2.932cm"/>
    </style:style>
    <style:style style:name="Table10.D" style:family="table-column">
      <style:table-column-properties style:column-width="1.896cm"/>
    </style:style>
    <style:style style:name="Table10.E" style:family="table-column">
      <style:table-column-properties style:column-width="4.736cm"/>
    </style:style>
    <style:style style:name="Table10.F" style:family="table-column">
      <style:table-column-properties style:column-width="2.17cm"/>
    </style:style>
    <style:style style:name="Table10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0.F1" style:family="table-cell">
      <style:table-cell-properties fo:padding="0.097cm" fo:border="0.002cm solid #000000"/>
    </style:style>
    <style:style style:name="Table10.A2" style:family="table-cell">
      <style:table-cell-properties fo:padding="0.097cm" fo:border-left="0.002cm solid #000000" fo:border-right="none" fo:border-top="none" fo:border-bottom="0.002cm solid #000000"/>
    </style:style>
    <style:style style:name="Table1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2.932cm" style:rel-column-width="10921*"/>
    </style:style>
    <style:style style:name="Table11.B" style:family="table-column">
      <style:table-column-properties style:column-width="2.932cm" style:rel-column-width="10923*"/>
    </style:style>
    <style:style style:name="Table11.C" style:family="table-column">
      <style:table-column-properties style:column-width="2.932cm" style:rel-column-width="10922*"/>
    </style:style>
    <style:style style:name="Table11.F" style:family="table-column">
      <style:table-column-properties style:column-width="2.932cm" style:rel-column-width="10924*"/>
    </style:style>
    <style:style style:name="Table11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F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none" fo:border-top="none" fo:border-bottom="0.002cm solid #000000"/>
    </style:style>
    <style:style style:name="Table11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2" style:family="table">
      <style:table-properties style:width="17.59cm" table:align="margins"/>
    </style:style>
    <style:style style:name="Table12.A" style:family="table-column">
      <style:table-column-properties style:column-width="2.932cm" style:rel-column-width="10921*"/>
    </style:style>
    <style:style style:name="Table12.B" style:family="table-column">
      <style:table-column-properties style:column-width="2.932cm" style:rel-column-width="10923*"/>
    </style:style>
    <style:style style:name="Table12.C" style:family="table-column">
      <style:table-column-properties style:column-width="2.932cm" style:rel-column-width="10922*"/>
    </style:style>
    <style:style style:name="Table12.F" style:family="table-column">
      <style:table-column-properties style:column-width="2.932cm" style:rel-column-width="10924*"/>
    </style:style>
    <style:style style:name="Table12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2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2.F1" style:family="table-cell">
      <style:table-cell-properties fo:padding="0.097cm" fo:border="0.002cm solid #000000"/>
    </style:style>
    <style:style style:name="Table12.A2" style:family="table-cell">
      <style:table-cell-properties fo:padding="0.097cm" fo:border-left="0.002cm solid #000000" fo:border-right="none" fo:border-top="none" fo:border-bottom="0.002cm solid #000000"/>
    </style:style>
    <style:style style:name="Table1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3" style:family="table">
      <style:table-properties style:width="17.595cm" fo:margin-left="0cm" table:align="left"/>
    </style:style>
    <style:style style:name="Table13.A" style:family="table-column">
      <style:table-column-properties style:column-width="2.484cm"/>
    </style:style>
    <style:style style:name="Table13.B" style:family="table-column">
      <style:table-column-properties style:column-width="2.94cm"/>
    </style:style>
    <style:style style:name="Table13.C" style:family="table-column">
      <style:table-column-properties style:column-width="1.191cm"/>
    </style:style>
    <style:style style:name="Table13.D" style:family="table-column">
      <style:table-column-properties style:column-width="1.64cm"/>
    </style:style>
    <style:style style:name="Table13.E" style:family="table-column">
      <style:table-column-properties style:column-width="7.303cm"/>
    </style:style>
    <style:style style:name="Table13.F" style:family="table-column">
      <style:table-column-properties style:column-width="2.037cm"/>
    </style:style>
    <style:style style:name="Table13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3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3.F1" style:family="table-cell">
      <style:table-cell-properties fo:padding="0.097cm" fo:border="0.002cm solid #000000"/>
    </style:style>
    <style:style style:name="Table13.A2" style:family="table-cell">
      <style:table-cell-properties fo:padding="0.097cm" fo:border-left="0.002cm solid #000000" fo:border-right="none" fo:border-top="none" fo:border-bottom="0.002cm solid #000000"/>
    </style:style>
    <style:style style:name="Table13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3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4" style:family="table">
      <style:table-properties style:width="17.59cm" table:align="margins"/>
    </style:style>
    <style:style style:name="Table14.A" style:family="table-column">
      <style:table-column-properties style:column-width="2.932cm" style:rel-column-width="10921*"/>
    </style:style>
    <style:style style:name="Table14.B" style:family="table-column">
      <style:table-column-properties style:column-width="2.932cm" style:rel-column-width="10923*"/>
    </style:style>
    <style:style style:name="Table14.C" style:family="table-column">
      <style:table-column-properties style:column-width="2.932cm" style:rel-column-width="10922*"/>
    </style:style>
    <style:style style:name="Table14.F" style:family="table-column">
      <style:table-column-properties style:column-width="2.932cm" style:rel-column-width="10924*"/>
    </style:style>
    <style:style style:name="Table14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4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4.F1" style:family="table-cell">
      <style:table-cell-properties fo:padding="0.097cm" fo:border="0.002cm solid #000000"/>
    </style:style>
    <style:style style:name="Table14.A2" style:family="table-cell">
      <style:table-cell-properties fo:padding="0.097cm" fo:border-left="0.002cm solid #000000" fo:border-right="none" fo:border-top="none" fo:border-bottom="0.002cm solid #000000"/>
    </style:style>
    <style:style style:name="Table14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" style:family="table">
      <style:table-properties style:width="17.59cm" table:align="margins"/>
    </style:style>
    <style:style style:name="Table15.A" style:family="table-column">
      <style:table-column-properties style:column-width="2.932cm" style:rel-column-width="10921*"/>
    </style:style>
    <style:style style:name="Table15.B" style:family="table-column">
      <style:table-column-properties style:column-width="2.932cm" style:rel-column-width="10923*"/>
    </style:style>
    <style:style style:name="Table15.C" style:family="table-column">
      <style:table-column-properties style:column-width="2.932cm" style:rel-column-width="10922*"/>
    </style:style>
    <style:style style:name="Table15.F" style:family="table-column">
      <style:table-column-properties style:column-width="2.932cm" style:rel-column-width="10924*"/>
    </style:style>
    <style:style style:name="Table15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5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5.F1" style:family="table-cell">
      <style:table-cell-properties fo:padding="0.097cm" fo:border="0.002cm solid #000000"/>
    </style:style>
    <style:style style:name="Table15.A2" style:family="table-cell">
      <style:table-cell-properties fo:padding="0.097cm" fo:border-left="0.002cm solid #000000" fo:border-right="none" fo:border-top="none" fo:border-bottom="0.002cm solid #000000"/>
    </style:style>
    <style:style style:name="Table15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5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5.E5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16" style:family="table">
      <style:table-properties style:width="17.595cm" fo:margin-left="0cm" table:align="left"/>
    </style:style>
    <style:style style:name="Table16.A" style:family="table-column">
      <style:table-column-properties style:column-width="2.443cm"/>
    </style:style>
    <style:style style:name="Table16.B" style:family="table-column">
      <style:table-column-properties style:column-width="2.981cm"/>
    </style:style>
    <style:style style:name="Table16.C" style:family="table-column">
      <style:table-column-properties style:column-width="1.191cm"/>
    </style:style>
    <style:style style:name="Table16.D" style:family="table-column">
      <style:table-column-properties style:column-width="1.64cm"/>
    </style:style>
    <style:style style:name="Table16.E" style:family="table-column">
      <style:table-column-properties style:column-width="7.303cm"/>
    </style:style>
    <style:style style:name="Table16.F" style:family="table-column">
      <style:table-column-properties style:column-width="2.037cm"/>
    </style:style>
    <style:style style:name="Table16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6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6.F1" style:family="table-cell">
      <style:table-cell-properties fo:padding="0.097cm" fo:border="0.002cm solid #000000"/>
    </style:style>
    <style:style style:name="Table16.A2" style:family="table-cell">
      <style:table-cell-properties fo:padding="0.097cm" fo:border-left="0.002cm solid #000000" fo:border-right="none" fo:border-top="none" fo:border-bottom="0.002cm solid #000000"/>
    </style:style>
    <style:style style:name="Table16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6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6.E5" style:family="table-cell" style:data-style-name="N37">
      <style:table-cell-properties fo:padding="0.097cm" fo:border-left="0.002cm solid #000000" fo:border-right="none" fo:border-top="none" fo:border-bottom="0.002cm solid #000000"/>
    </style:style>
    <style:style style:name="Table20" style:family="table">
      <style:table-properties style:width="17.59cm" table:align="margins"/>
    </style:style>
    <style:style style:name="Table20.A" style:family="table-column">
      <style:table-column-properties style:column-width="2.932cm" style:rel-column-width="10921*"/>
    </style:style>
    <style:style style:name="Table20.B" style:family="table-column">
      <style:table-column-properties style:column-width="2.932cm" style:rel-column-width="10923*"/>
    </style:style>
    <style:style style:name="Table20.C" style:family="table-column">
      <style:table-column-properties style:column-width="2.932cm" style:rel-column-width="10922*"/>
    </style:style>
    <style:style style:name="Table20.F" style:family="table-column">
      <style:table-column-properties style:column-width="2.932cm" style:rel-column-width="10924*"/>
    </style:style>
    <style:style style:name="Table20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20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0.F1" style:family="table-cell">
      <style:table-cell-properties fo:padding="0.097cm" fo:border="0.002cm solid #000000"/>
    </style:style>
    <style:style style:name="Table20.A2" style:family="table-cell">
      <style:table-cell-properties fo:padding="0.097cm" fo:border-left="0.002cm solid #000000" fo:border-right="none" fo:border-top="none" fo:border-bottom="0.002cm solid #000000"/>
    </style:style>
    <style:style style:name="Table20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20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9" style:family="table">
      <style:table-properties style:width="17.595cm" fo:margin-left="0cm" table:align="left"/>
    </style:style>
    <style:style style:name="Table19.A" style:family="table-column">
      <style:table-column-properties style:column-width="2.26cm"/>
    </style:style>
    <style:style style:name="Table19.B" style:family="table-column">
      <style:table-column-properties style:column-width="3.164cm"/>
    </style:style>
    <style:style style:name="Table19.C" style:family="table-column">
      <style:table-column-properties style:column-width="1.191cm"/>
    </style:style>
    <style:style style:name="Table19.D" style:family="table-column">
      <style:table-column-properties style:column-width="1.64cm"/>
    </style:style>
    <style:style style:name="Table19.E" style:family="table-column">
      <style:table-column-properties style:column-width="7.303cm"/>
    </style:style>
    <style:style style:name="Table19.F" style:family="table-column">
      <style:table-column-properties style:column-width="2.037cm"/>
    </style:style>
    <style:style style:name="Table19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9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9.F1" style:family="table-cell">
      <style:table-cell-properties fo:padding="0.097cm" fo:border="0.002cm solid #000000"/>
    </style:style>
    <style:style style:name="Table19.A2" style:family="table-cell">
      <style:table-cell-properties fo:padding="0.097cm" fo:border-left="0.002cm solid #000000" fo:border-right="none" fo:border-top="none" fo:border-bottom="0.002cm solid #000000"/>
    </style:style>
    <style:style style:name="Table19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9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8" style:family="table">
      <style:table-properties style:width="17.595cm" fo:margin-left="0cm" table:align="left"/>
    </style:style>
    <style:style style:name="Table18.A" style:family="table-column">
      <style:table-column-properties style:column-width="2.011cm"/>
    </style:style>
    <style:style style:name="Table18.B" style:family="table-column">
      <style:table-column-properties style:column-width="3.413cm"/>
    </style:style>
    <style:style style:name="Table18.C" style:family="table-column">
      <style:table-column-properties style:column-width="1.191cm"/>
    </style:style>
    <style:style style:name="Table18.D" style:family="table-column">
      <style:table-column-properties style:column-width="1.64cm"/>
    </style:style>
    <style:style style:name="Table18.E" style:family="table-column">
      <style:table-column-properties style:column-width="7.303cm"/>
    </style:style>
    <style:style style:name="Table18.F" style:family="table-column">
      <style:table-column-properties style:column-width="2.037cm"/>
    </style:style>
    <style:style style:name="Table18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8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F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8.F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" style:family="table">
      <style:table-properties style:width="17.595cm" fo:margin-left="0cm" table:align="left"/>
    </style:style>
    <style:style style:name="Table17.A" style:family="table-column">
      <style:table-column-properties style:column-width="2.26cm"/>
    </style:style>
    <style:style style:name="Table17.B" style:family="table-column">
      <style:table-column-properties style:column-width="3.164cm"/>
    </style:style>
    <style:style style:name="Table17.C" style:family="table-column">
      <style:table-column-properties style:column-width="1.191cm"/>
    </style:style>
    <style:style style:name="Table17.D" style:family="table-column">
      <style:table-column-properties style:column-width="1.64cm"/>
    </style:style>
    <style:style style:name="Table17.E" style:family="table-column">
      <style:table-column-properties style:column-width="7.303cm"/>
    </style:style>
    <style:style style:name="Table17.F" style:family="table-column">
      <style:table-column-properties style:column-width="2.037cm"/>
    </style:style>
    <style:style style:name="Table17.A1" style:family="table-cell">
      <style:table-cell-properties fo:background-color="transparent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17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F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none" fo:border-top="none" fo:border-bottom="0.002cm solid #000000"/>
    </style:style>
    <style:style style:name="Table17.D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le17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Heading">
      <style:text-properties style:font-size-asian="12pt" style:font-name-complex="Lohit Hindi1"/>
    </style:style>
    <style:style style:name="P3" style:family="paragraph" style:parent-style-name="Table_20_Contents">
      <style:text-properties style:font-size-asian="12pt" style:font-name-complex="Lohit Hindi1"/>
    </style:style>
    <style:style style:name="P4" style:family="paragraph" style:parent-style-name="Standard">
      <style:text-properties style:font-name="Monaco_Linux"/>
    </style:style>
    <style:style style:name="P5" style:family="paragraph" style:parent-style-name="Standard">
      <style:text-properties style:font-name="Monaco_Linux" fo:font-size="10pt" style:font-size-asian="10pt" style:font-size-complex="10pt"/>
    </style:style>
    <style:style style:name="P6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7" style:family="paragraph" style:parent-style-name="Table_20_Contents">
      <style:text-properties style:font-size-asian="12pt" style:font-name-complex="Lohit Hindi1"/>
    </style:style>
    <style:style style:name="P8" style:family="paragraph" style:parent-style-name="Contents_20_2">
      <style:paragraph-properties>
        <style:tab-stops>
          <style:tab-stop style:position="17.09cm" style:type="right" style:leader-style="dotted" style:leader-text="."/>
        </style:tab-stops>
      </style:paragraph-properties>
    </style:style>
    <style:style style:name="P9" style:family="paragraph" style:parent-style-name="Contents_20_3">
      <style:paragraph-properties>
        <style:tab-stops>
          <style:tab-stop style:position="16.591cm" style:type="right" style:leader-style="dotted" style:leader-text="."/>
        </style:tab-stops>
      </style:paragraph-properties>
    </style:style>
    <style:style style:name="T1" style:family="text">
      <style:text-properties style:font-name="Monaco_Linux" fo:font-size="10pt" style:font-size-asian="10pt" style:font-size-complex="10pt"/>
    </style:style>
    <style:style style:name="T2" style:family="text">
      <style:text-properties style:font-size-asian="12pt" style:font-name-complex="Lohit Hindi1"/>
    </style:style>
    <style:style style:name="Sect1" style:family="section">
      <style:section-properties fo:background-color="transparent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  <number:number-style style:name="N0">
      <number:number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ternet_20_link"/>
            <text:index-entry-link-end/>
            <text:index-entry-link-start text:style-name="Internet_20_link"/>
            <text:index-entry-text/>
            <text:index-entry-link-end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text/>
            <text:index-entry-link-end/>
            <text:index-entry-link-start text:style-name="Internet_20_link"/>
            <text:index-entry-link-end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text/>
            <text:index-entry-link-end/>
            <text:index-entry-link-start text:style-name="Internet_20_link"/>
            <text:index-entry-link-end/>
            <text:index-entry-link-start text:style-name="Internet_20_link"/>
            <text:index-entry-link-end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link-start text:style-name="Internet_20_link"/>
            <text:index-entry-link-end/>
            <text:index-entry-link-start text:style-name="Internet_20_link"/>
            <text:index-entry-text/>
            <text:index-entry-tab-stop style:type="right" style:leader-char="."/>
            <text:index-entry-link-start text:style-name="Internet_20_link"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Sumário</text:p>
          </text:index-title>
          <text:p text:style-name="P6"><text:a xlink:type="simple" xlink:href="#__RefHeading__1282_1325191441" text:style-name="Internet_20_link" text:visited-style-name="Internet_20_link">Sobre este documento</text:a><text:tab/></text:p>
          <text:p text:style-name="P6"><text:a xlink:type="simple" xlink:href="#__RefHeading__1284_1325191441" text:style-name="Internet_20_link" text:visited-style-name="Internet_20_link">Webservices </text:a><text:tab/></text:p>
          <text:p text:style-name="P8"><text:a xlink:type="simple" xlink:href="#__RefHeading__1390_1325191441" text:style-name="Internet_20_link" text:visited-style-name="Internet_20_link">Fabricante</text:a><text:tab/></text:p>
          <text:p text:style-name="P9"><text:a xlink:type="simple" xlink:href="#__RefHeading__1716_1325191441" text:style-name="Internet_20_link" text:visited-style-name="Internet_20_link">buscar(string: idFabricante): Array</text:a><text:tab/></text:p>
          <text:p text:style-name="P9"><text:a xlink:type="simple" xlink:href="#__RefHeading__1718_1325191441" text:style-name="Internet_20_link" text:visited-style-name="Internet_20_link">salvar(string: idFabricante, string: nome): Boolean</text:a><text:tab/></text:p>
          <text:p text:style-name="P9"><text:a xlink:type="simple" xlink:href="#__RefHeading__1720_1325191441" text:style-name="Internet_20_link" text:visited-style-name="Internet_20_link">excluir(string: idFabricante): Boolean</text:a><text:tab/></text:p>
          <text:p text:style-name="P9"><text:a xlink:type="simple" xlink:href="#__RefHeading__1722_1325191441" text:style-name="Internet_20_link" text:visited-style-name="Internet_20_link">listar(): Array</text:a><text:tab/></text:p>
          <text:p text:style-name="P8"><text:a xlink:type="simple" xlink:href="#__RefHeading__1392_1325191441" text:style-name="Internet_20_link" text:visited-style-name="Internet_20_link">Fornecedores</text:a><text:tab/></text:p>
          <text:p text:style-name="P9"><text:a xlink:type="simple" xlink:href="#__RefHeading__1724_1325191441" text:style-name="Internet_20_link" text:visited-style-name="Internet_20_link">buscar(string: idFornecedor): Array</text:a><text:tab/></text:p>
          <text:p text:style-name="P9"><text:a xlink:type="simple" xlink:href="#__RefHeading__1726_1325191441" text:style-name="Internet_20_link" text:visited-style-name="Internet_20_link">salvar(string: idFornecedor, string:cnpj, string:insc, string: nome) : Boolean</text:a><text:tab/></text:p>
          <text:p text:style-name="P9"><text:a xlink:type="simple" xlink:href="#__RefHeading__1728_1325191441" text:style-name="Internet_20_link" text:visited-style-name="Internet_20_link">excluir(string: idFornecedor): Boolean</text:a><text:tab/></text:p>
          <text:p text:style-name="P9"><text:a xlink:type="simple" xlink:href="#__RefHeading__1730_1325191441" text:style-name="Internet_20_link" text:visited-style-name="Internet_20_link">listar(): Array</text:a><text:tab/></text:p>
          <text:p text:style-name="P8"><text:a xlink:type="simple" xlink:href="#__RefHeading__1394_1325191441" text:style-name="Internet_20_link" text:visited-style-name="Internet_20_link">Classes de produtos</text:a><text:tab/></text:p>
          <text:p text:style-name="P9"><text:a xlink:type="simple" xlink:href="#__RefHeading__1732_1325191441" text:style-name="Internet_20_link" text:visited-style-name="Internet_20_link">buscar(string: idClasse): Array</text:a><text:tab/></text:p>
          <text:p text:style-name="P9"><text:a xlink:type="simple" xlink:href="#__RefHeading__1734_1325191441" text:style-name="Internet_20_link" text:visited-style-name="Internet_20_link">salvar(string: idClasse, string: nome, string: idClassePai): Boolean</text:a><text:tab/></text:p>
          <text:p text:style-name="P9"><text:a xlink:type="simple" xlink:href="#__RefHeading__1736_1325191441" text:style-name="Internet_20_link" text:visited-style-name="Internet_20_link">excluir(string: idClasse): Boolean</text:a><text:tab/></text:p>
          <text:p text:style-name="P9"><text:a xlink:type="simple" xlink:href="#__RefHeading__1738_1325191441" text:style-name="Internet_20_link" text:visited-style-name="Internet_20_link">listar(): Array</text:a><text:tab/></text:p>
          <text:p text:style-name="P8"><text:a xlink:type="simple" xlink:href="#__RefHeading__1396_1325191441" text:style-name="Internet_20_link" text:visited-style-name="Internet_20_link">Produtos</text:a><text:tab/></text:p>
          <text:p text:style-name="P9"><text:a xlink:type="simple" xlink:href="#__RefHeading__1740_1325191441" text:style-name="Internet_20_link" text:visited-style-name="Internet_20_link">buscar(string: idProduto): Array</text:a><text:tab/></text:p>
          <text:p text:style-name="P9"><text:a xlink:type="simple" xlink:href="#__RefHeading__1742_1325191441" text:style-name="Internet_20_link" text:visited-style-name="Internet_20_link">salvar(string: idProduto, string: descricao, string: grade, string: idFabricante, string: tipo, string: idClasse): Boolean</text:a><text:tab/></text:p>
          <text:p text:style-name="P9"><text:a xlink:type="simple" xlink:href="#__RefHeading__1744_1325191441" text:style-name="Internet_20_link" text:visited-style-name="Internet_20_link">excluir(string: idProduto, string: grade): Boolean</text:a><text:tab/></text:p>
          <text:p text:style-name="P9"><text:a xlink:type="simple" xlink:href="#__RefHeading__1746_1325191441" text:style-name="Internet_20_link" text:visited-style-name="Internet_20_link">listar(): Array</text:a><text:tab/></text:p>
          <text:p text:style-name="P8"><text:a xlink:type="simple" xlink:href="#__RefHeading__1398_1325191441" text:style-name="Internet_20_link" text:visited-style-name="Internet_20_link">Recebimentos</text:a><text:tab/></text:p>
          <text:p text:style-name="P9"><text:a xlink:type="simple" xlink:href="#__RefHeading__1748_1325191441" text:style-name="Internet_20_link" text:visited-style-name="Internet_20_link">buscar(string: idRecebimento): Array</text:a><text:tab/></text:p>
          <text:p text:style-name="P9"><text:a xlink:type="simple" xlink:href="#__RefHeading__1750_1325191441" text:style-name="Internet_20_link" text:visited-style-name="Internet_20_link">salvar(string: idRecebimento, string: idFilial, array: notasFiscais): Boolean</text:a><text:tab/></text:p>
          <text:p text:style-name="P9"><text:a xlink:type="simple" xlink:href="#__RefHeading__1754_1325191441" text:style-name="Internet_20_link" text:visited-style-name="Internet_20_link">listar(): Array</text:a><text:tab/></text:p>
          <text:p text:style-name="P9"><text:a xlink:type="simple" xlink:href="#__RefHeading__2059_487110896" text:style-name="Internet_20_link" text:visited-style-name="Internet_20_link">status(string: idRecebimento): String</text:a><text:tab/></text:p>
          <text:p text:style-name="P8"><text:a xlink:type="simple" xlink:href="#__RefHeading__1400_1325191441" text:style-name="Internet_20_link" text:visited-style-name="Internet_20_link">Notas Fiscais</text:a><text:tab/></text:p>
          <text:p text:style-name="P9"><text:a xlink:type="simple" xlink:href="#__RefHeading__1756_1325191441" text:style-name="Internet_20_link" text:visited-style-name="Internet_20_link">buscar(string:idFornecedor, string: numero, string:serie, string:dataEmissao): Array</text:a><text:tab/></text:p>
          <text:p text:style-name="P9"><text:a xlink:type="simple" xlink:href="#__RefHeading__1758_1325191441" text:style-name="Internet_20_link" text:visited-style-name="Internet_20_link">salvar(string: idFornecedor, string: numero, string:serie, string:dataEmissao, string:placa, array: itens, string: bonificacao): Boolean</text:a><text:tab/></text:p>
          <text:p text:style-name="P9"><text:a xlink:type="simple" xlink:href="#__RefHeading__2260_1167716899" text:style-name="Internet_20_link" text:visited-style-name="Internet_20_link">status(string: idFornecedor, string: numero, string: serie): String</text:a><text:tab/></text:p>
          <text:p text:style-name="P8"><text:a xlink:type="simple" xlink:href="#__RefHeading__9383_1447633709" text:style-name="Internet_20_link" text:visited-style-name="Internet_20_link">Filial</text:a><text:tab/></text:p>
          <text:p text:style-name="P9"><text:a xlink:type="simple" xlink:href="#__RefHeading__1758_13251914411" text:style-name="Internet_20_link" text:visited-style-name="Internet_20_link">salvar(string:id, string:cnpj, string:nome, string:nomeFantasia): Boolean</text:a><text:tab/></text:p>
          <text:p text:style-name="P9"><text:a xlink:type="simple" xlink:href="#__RefHeading__1762_13251914411" text:style-name="Internet_20_link" text:visited-style-name="Internet_20_link">listar(): Array</text:a><text:tab/></text:p>
          <text:p text:style-name="P8"><text:a xlink:type="simple" xlink:href="#__RefHeading__9385_1447633709" text:style-name="Internet_20_link" text:visited-style-name="Internet_20_link">Tipo de Pedido Expedição</text:a><text:tab/></text:p>
          <text:p text:style-name="P9"><text:a xlink:type="simple" xlink:href="#__RefHeading__1758_132519144111" text:style-name="Internet_20_link" text:visited-style-name="Internet_20_link">salvar(string:nome, string:descricao): Boolean</text:a><text:tab/></text:p>
          <text:p text:style-name="P9"><text:a xlink:type="simple" xlink:href="#__RefHeading__1762_132519144111" text:style-name="Internet_20_link" text:visited-style-name="Internet_20_link">listar(): Array</text:a><text:tab/></text:p>
          <text:p text:style-name="P8"><text:a xlink:type="simple" xlink:href="#__RefHeading__2052_1216225906" text:style-name="Internet_20_link" text:visited-style-name="Internet_20_link">Transportador</text:a><text:tab/></text:p>
          <text:p text:style-name="P9"><text:a xlink:type="simple" xlink:href="#__RefHeading__1758_132519144112" text:style-name="Internet_20_link" text:visited-style-name="Internet_20_link">salvar(string:idTransportador, string:cnpj, string:razaoSocial, string:nomeFantasia, string:placa): Boolean</text:a><text:tab/></text:p>
          <text:p text:style-name="P9"><text:a xlink:type="simple" xlink:href="#__RefHeading__1762_132519144112" text:style-name="Internet_20_link" text:visited-style-name="Internet_20_link">listar(): Array</text:a><text:tab/></text:p>
          <text:p text:style-name="P8"><text:a xlink:type="simple" xlink:href="#__RefHeading__1402_1325191441" text:style-name="Internet_20_link" text:visited-style-name="Internet_20_link">Exemplos</text:a><text:tab/></text:p>
        </text:index-body>
      </text:table-of-content>
      <text:h text:style-name="Heading_20_1" text:outline-level="1"><text:bookmark text:name="__RefHeading__1282_1325191441"/>Sobre este documento<text:bookmark-end text:name="__RefHeading__1282_1325191441"/></text:h>
      <text:p text:style-name="Text_20_body">O WMS é um sistema que necessita de informações externas para funcionamento. Geralmente, todos os cadastros existentes nele vêm de sistemas externos e estes dados são disponibilizados para consulta e inseridos através de webservices. Este documento visa auxiliar programadores que trabalharão no desenvolvimento de interfaces que se comunicarão com o WMS.</text:p>
      <text:h text:style-name="Heading_20_1" text:outline-level="1"><text:bookmark text:name="__RefHeading__1284_1325191441"/><text:soft-page-break/>Webservices <text:bookmark-end text:name="__RefHeading__1284_1325191441"/></text:h>
      <text:p text:style-name="Text_20_body">Todos os webservices disponíveis pelo WMS devem ser desenvolvidos e acessados pela arquitetura SOAP. Usualmente, o client envia as informações para o serviço e este armazena no wms. Posteriormente, o client pode consultar e excluir o dado no WMS. </text:p>
      <text:p text:style-name="Text_20_body">Abaixo segue um exemplo de client em PHP que envia um fabricante para o wms, consulta e logo depois exclui. Cada serviço será descrito detalhadamente nas seções posteriores.</text:p>
      <text:p text:style-name="P5">&lt;?php</text:p>
      <text:p text:style-name="P5">//Webservice de Fabricante</text:p>
      <text:p text:style-name="P5">//cria o client para a conexão obtendo os métodos pelo WSDL</text:p>
      <text:p text:style-name="Standard"><text:span text:style-name="T1">$client = new SoapClient('</text:span><text:a xlink:type="simple" xlink:href="http://wms.exemplo/soap/fabricante/wsdl"><text:span text:style-name="T1">http://wms.exemplo/soap/fabricante/wsdl</text:span></text:a><text:span text:style-name="T1">');</text:span></text:p>
      <text:p text:style-name="P5"/>
      <text:p text:style-name="P5">//insere/altera fabricante</text:p>
      <text:p text:style-name="P5">$client-&gt;salvar('123456', 'FABRICANTE-X'); </text:p>
      <text:p text:style-name="P5"/>
      <text:p text:style-name="P5">//retorna matriz com todos os fabricantes no WMS</text:p>
      <text:p text:style-name="P5">$client-&gt;listar(); </text:p>
      <text:p text:style-name="P5"/>
      <text:p text:style-name="P5">//busca fabricante específico pelo seu ID</text:p>
      <text:p text:style-name="P5">$client-&gt;buscar('123456'); </text:p>
      <text:p text:style-name="P5"/>
      <text:p text:style-name="P5">//exclui fabricante pelo seu ID</text:p>
      <text:p text:style-name="P5">$client-&gt;excluir('123456'); </text:p>
      <text:p text:style-name="Contents_20_1"/>
      <text:h text:style-name="Heading_20_2" text:outline-level="2"><text:bookmark text:name="__RefHeading__1390_1325191441"/>Fabricante<text:bookmark-end text:name="__RefHeading__1390_1325191441"/></text:h>
      <text:p text:style-name="Text_20_body"><text:bookmark-start text:name="__DdeLink__915_501624000"/>Serviço para sincronização de Fabricantes. Um fabricante no wms, geralmente, é uma marca (Arno, Wallita, FAET, etc) e é usado para operações de endereçamento e relatórios internos do WMS. O serviço dispõe os seguintes métodos descritos abaixo:</text:p>
      <text:h text:style-name="Heading_20_3" text:outline-level="3"><text:bookmark-start text:name="__DdeLink__372_780326450"/><text:bookmark text:name="__RefHeading__1716_1325191441"/>buscar(<text:bookmark-start text:name="__DdeLink__167_58714376"/>string: <text:bookmark-end text:name="__DdeLink__167_58714376"/>idFabricante): Array<text:bookmark-end text:name="__RefHeading__1716_1325191441"/></text:h>
      <text:p text:style-name="Text_20_body">Retorna uma matriz contendo os dados de um Fabricante específico no WMS.</text:p>
      <table:table table:name="TabelaMetodosFornecedores" table:style-name="TabelaMetodosFornecedores">
        <table:table-column table:style-name="TabelaMetodosFornecedores.A"/>
        <table:table-column table:style-name="TabelaMetodosFornecedores.B"/>
        <table:table-column table:style-name="TabelaMetodosFornecedores.C"/>
        <table:table-column table:style-name="TabelaMetodosFornecedores.B"/>
        <table:table-column table:style-name="TabelaMetodosFornecedores.C"/>
        <table:table-column table:style-name="TabelaMetodosFornecedores.F"/>
        <table:table-header-rows>
          <table:table-row>
            <table:table-cell table:style-name="TabelaMetodosFornecedores.A1" office:value-type="string">
              <text:p text:style-name="P2">Parâmetro</text:p>
            </table:table-cell>
            <table:table-cell table:style-name="TabelaMetodosFornecedores.B1" office:value-type="string">
              <text:p text:style-name="P2">Descrição</text:p>
            </table:table-cell>
            <table:table-cell table:style-name="TabelaMetodosFornecedores.B1" office:value-type="string">
              <text:p text:style-name="P2">Tipo</text:p>
            </table:table-cell>
            <table:table-cell table:style-name="TabelaMetodosFornecedores.B1" office:value-type="string">
              <text:p text:style-name="P2">Tamanho</text:p>
            </table:table-cell>
            <table:table-cell table:style-name="TabelaMetodosFornecedores.B1" office:value-type="string">
              <text:p text:style-name="P2">Exemplos</text:p>
            </table:table-cell>
            <table:table-cell table:style-name="TabelaMetodosFornecedores.F1" office:value-type="string">
              <text:p text:style-name="P2">Obrigatório</text:p>
            </table:table-cell>
          </table:table-row>
        </table:table-header-rows>
        <table:table-row>
          <table:table-cell table:style-name="TabelaMetodosFornecedores.A2" office:value-type="string">
            <text:p text:style-name="P3">idFabricante</text:p>
          </table:table-cell>
          <table:table-cell table:style-name="TabelaMetodosFornecedores.A2" office:value-type="string">
            <text:p text:style-name="P3">ID do fabricante no sistema</text:p>
          </table:table-cell>
          <table:table-cell table:style-name="TabelaMetodosFornecedores.A2" office:value-type="string">
            <text:p text:style-name="P3">String</text:p>
          </table:table-cell>
          <table:table-cell table:style-name="TabelaMetodosFornecedores.A2" office:value-type="string">
            <text:p text:style-name="P3">20</text:p>
          </table:table-cell>
          <table:table-cell table:style-name="TabelaMetodosFornecedores.A2" office:value-type="string">
            <text:p text:style-name="P3">FAB-123,<text:line-break/>1234567</text:p>
          </table:table-cell>
          <table:table-cell table:style-name="TabelaMetodosFornecedores.F2" office:value-type="string">
            <text:p text:style-name="P3">Sim</text:p>
          </table:table-cell>
        </table:table-row>
      </table:table>
      <text:p text:style-name="Table">Descrição de parâmetros de <text:bookmark-start text:name="__DdeLink__164_58714376"/>Fabricantes<text:bookmark-end text:name="__DdeLink__164_58714376"/>.buscar()<text:bookmark-end text:name="__DdeLink__372_780326450"/></text:p>
      <text:h text:style-name="Heading_20_3" text:outline-level="3"><text:bookmark text:name="__RefHeading__1718_1325191441"/><text:soft-page-break/>salvar(string: idFabricante, string: nome): Boolean<text:bookmark-end text:name="__RefHeading__1718_1325191441"/></text:h>
      <text:p text:style-name="Text_20_body">Salva um Fabricante no WMS. Se o Fabricante não existe, insere, senão, altera 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column table:style-name="Table1.C"/>
        <table:table-column table:style-name="Table1.F"/>
        <table:table-header-rows>
          <table:table-row>
            <table:table-cell table:style-name="Table1.A1" office:value-type="string">
              <text:p text:style-name="P2">Parâmetro</text:p>
            </table:table-cell>
            <table:table-cell table:style-name="Table1.B1" office:value-type="string">
              <text:p text:style-name="P2">Descrição</text:p>
            </table:table-cell>
            <table:table-cell table:style-name="Table1.B1" office:value-type="string">
              <text:p text:style-name="P2">Tipo</text:p>
            </table:table-cell>
            <table:table-cell table:style-name="Table1.B1" office:value-type="string">
              <text:p text:style-name="P2">Tamanho</text:p>
            </table:table-cell>
            <table:table-cell table:style-name="Table1.B1" office:value-type="string">
              <text:p text:style-name="P2">Exemplos</text:p>
            </table:table-cell>
            <table:table-cell table:style-name="Table1.F1" office:value-type="string">
              <text:p text:style-name="P2">Obrigatório</text:p>
            </table:table-cell>
          </table:table-row>
        </table:table-header-rows>
        <table:table-row>
          <table:table-cell table:style-name="Table1.A2" office:value-type="string">
            <text:p text:style-name="P3">idFabricante</text:p>
          </table:table-cell>
          <table:table-cell table:style-name="Table1.A2" office:value-type="string">
            <text:p text:style-name="P3">ID do fabricante no sistema</text:p>
          </table:table-cell>
          <table:table-cell table:style-name="Table1.A2" office:value-type="string">
            <text:p text:style-name="P3">String</text:p>
          </table:table-cell>
          <table:table-cell table:style-name="Table1.A2" office:value-type="string">
            <text:p text:style-name="P3">20</text:p>
          </table:table-cell>
          <table:table-cell table:style-name="Table1.A2" office:value-type="string">
            <text:p text:style-name="P3">FAB-123,<text:line-break/>1234567</text:p>
          </table:table-cell>
          <table:table-cell table:style-name="Table1.F2" office:value-type="string">
            <text:p text:style-name="P3">Sim</text:p>
          </table:table-cell>
        </table:table-row>
        <table:table-row>
          <table:table-cell table:style-name="Table1.A2" office:value-type="string">
            <text:p text:style-name="P3">nome</text:p>
          </table:table-cell>
          <table:table-cell table:style-name="Table1.A2" office:value-type="string">
            <text:p text:style-name="P3">Nome do fabricante</text:p>
          </table:table-cell>
          <table:table-cell table:style-name="Table1.A2" office:value-type="string">
            <text:p text:style-name="P3">String</text:p>
          </table:table-cell>
          <table:table-cell table:style-name="Table1.A2" office:value-type="string">
            <text:p text:style-name="P3">40</text:p>
          </table:table-cell>
          <table:table-cell table:style-name="Table1.A2" office:value-type="string">
            <text:p text:style-name="P3">Arno,<text:line-break/>CCE,<text:line-break/>Itatiaia</text:p>
          </table:table-cell>
          <table:table-cell table:style-name="Table1.F2" office:value-type="string">
            <text:p text:style-name="P3">Sim</text:p>
          </table:table-cell>
        </table:table-row>
      </table:table>
      <text:p text:style-name="Table">Descrição de parâmetros de Fabricantes.salvar()</text:p>
      <text:h text:style-name="Heading_20_3" text:outline-level="3"><text:bookmark text:name="__RefHeading__1720_1325191441"/>excluir(<text:bookmark-start text:name="__DdeLink__167_587143762"/>string: <text:bookmark-end text:name="__DdeLink__167_587143762"/>idFabricante): Boolean<text:bookmark-end text:name="__RefHeading__1720_1325191441"/></text:h>
      <text:p text:style-name="Text_20_body">Exclui um Fabricante do WMS</text:p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B"/>
        <table:table-column table:style-name="Table6.C"/>
        <table:table-column table:style-name="Table6.F"/>
        <table:table-header-rows>
          <table:table-row>
            <table:table-cell table:style-name="Table6.A1" office:value-type="string">
              <text:p text:style-name="P2">Parâmetro</text:p>
            </table:table-cell>
            <table:table-cell table:style-name="Table6.B1" office:value-type="string">
              <text:p text:style-name="P2">Descrição</text:p>
            </table:table-cell>
            <table:table-cell table:style-name="Table6.B1" office:value-type="string">
              <text:p text:style-name="P2">Tipo</text:p>
            </table:table-cell>
            <table:table-cell table:style-name="Table6.B1" office:value-type="string">
              <text:p text:style-name="P2">Tamanho</text:p>
            </table:table-cell>
            <table:table-cell table:style-name="Table6.B1" office:value-type="string">
              <text:p text:style-name="P2">Exemplos</text:p>
            </table:table-cell>
            <table:table-cell table:style-name="Table6.F1" office:value-type="string">
              <text:p text:style-name="P2">Obrigatório</text:p>
            </table:table-cell>
          </table:table-row>
        </table:table-header-rows>
        <table:table-row>
          <table:table-cell table:style-name="Table6.A2" office:value-type="string">
            <text:p text:style-name="P3">idFabricante</text:p>
          </table:table-cell>
          <table:table-cell table:style-name="Table6.A2" office:value-type="string">
            <text:p text:style-name="P3">ID do fabricante no sistema</text:p>
          </table:table-cell>
          <table:table-cell table:style-name="Table6.A2" office:value-type="string">
            <text:p text:style-name="P3">String</text:p>
          </table:table-cell>
          <table:table-cell table:style-name="Table6.A2" office:value-type="string">
            <text:p text:style-name="P3">20</text:p>
          </table:table-cell>
          <table:table-cell table:style-name="Table6.A2" office:value-type="string">
            <text:p text:style-name="P3">FAB-123,<text:line-break/>1234567</text:p>
          </table:table-cell>
          <table:table-cell table:style-name="Table6.F2" office:value-type="string">
            <text:p text:style-name="P3">Sim</text:p>
          </table:table-cell>
        </table:table-row>
      </table:table>
      <text:p text:style-name="Table">Descrição de parâmetros de Fabricantes.excluir()</text:p>
      <text:h text:style-name="Heading_20_3" text:outline-level="3"><text:bookmark text:name="__RefHeading__1722_1325191441"/>listar(): Array<text:bookmark-end text:name="__RefHeading__1722_1325191441"/></text:h>
      <text:p text:style-name="Text_20_body">Retorna uma matriz contendo os dados de todos os Fabricantes no WMS.<text:bookmark-end text:name="__DdeLink__915_501624000"/></text:p>
      <text:h text:style-name="Heading_20_2" text:outline-level="2"><text:bookmark text:name="__RefHeading__1392_1325191441"/>Fornecedores<text:bookmark-end text:name="__RefHeading__1392_1325191441"/></text:h>
      <text:p text:style-name="Text_20_body">Serviço para sincronização de Fornecedores. Um fornecedor no WMS é quem fornece produtos para a empresa por meio de notas fiscais de compra, logo, fornecedor é diferente de fabricante. O serviço dispõe os seguintes métodos descritos abaixo:</text:p>
      <text:h text:style-name="Heading_20_3" text:outline-level="3"><text:bookmark text:name="__RefHeading__1724_1325191441"/>buscar(string: idFornecedor): Array<text:bookmark-end text:name="__RefHeading__1724_1325191441"/></text:h>
      <text:p text:style-name="Text_20_body">Retorna uma matriz contendo os dados de um fornecedor específico no WMS.</text:p>
      <table:table table:name="Table2" table:style-name="Table2">
        <table:table-column table:style-name="Table2.A" table:number-columns-repeated="5"/>
        <table:table-column table:style-name="Table2.F"/>
        <table:table-header-rows>
          <table:table-row>
            <table:table-cell table:style-name="Table2.A1" office:value-type="string">
              <text:p text:style-name="P2">Parâmetro</text:p>
            </table:table-cell>
            <table:table-cell table:style-name="Table2.B1" office:value-type="string">
              <text:p text:style-name="P2">Descrição</text:p>
            </table:table-cell>
            <table:table-cell table:style-name="Table2.B1" office:value-type="string">
              <text:p text:style-name="P2">Tipo</text:p>
            </table:table-cell>
            <table:table-cell table:style-name="Table2.B1" office:value-type="string">
              <text:p text:style-name="P2">Tamanho</text:p>
            </table:table-cell>
            <table:table-cell table:style-name="Table2.B1" office:value-type="string">
              <text:p text:style-name="P2">Exemplos</text:p>
            </table:table-cell>
            <table:table-cell table:style-name="Table2.F1" office:value-type="string">
              <text:p text:style-name="P2">Obrigatório</text:p>
            </table:table-cell>
          </table:table-row>
        </table:table-header-rows>
        <table:table-row>
          <table:table-cell table:style-name="Table2.A2" office:value-type="string">
            <text:p text:style-name="P3">idFornecedor</text:p>
          </table:table-cell>
          <table:table-cell table:style-name="Table2.A2" office:value-type="string">
            <text:p text:style-name="P3">ID do fornecedor no sistema</text:p>
          </table:table-cell>
          <table:table-cell table:style-name="Table2.A2" office:value-type="string">
            <text:p text:style-name="P3">String</text:p>
          </table:table-cell>
          <table:table-cell table:style-name="Table2.A2" office:value-type="string">
            <text:p text:style-name="P3">20</text:p>
          </table:table-cell>
          <table:table-cell table:style-name="Table2.A2" office:value-type="string">
            <text:p text:style-name="P3">FORN-123,<text:line-break/>1234567</text:p>
          </table:table-cell>
          <table:table-cell table:style-name="Table2.F2" office:value-type="string">
            <text:p text:style-name="P3">Sim</text:p>
          </table:table-cell>
        </table:table-row>
      </table:table>
      <text:p text:style-name="Table">Descrição de parâmetros de Forncedores.buscar()</text:p>
      <text:h text:style-name="Heading_20_3" text:outline-level="3"><text:bookmark text:name="__RefHeading__1726_1325191441"/>salvar(string: idFornecedor, string:cnpj, string:insc, string: nome) : Boolean<text:bookmark-end text:name="__RefHeading__1726_1325191441"/></text:h>
      <text:p text:style-name="Text_20_body">Salva um fornecedor no WMS. Se o fornecedor não existe, insere, senão, altera .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header-rows>
          <text:soft-page-break/>
          <table:table-row>
            <table:table-cell table:style-name="Table3.A1" office:value-type="string">
              <text:p text:style-name="P2">Parâmetro</text:p>
            </table:table-cell>
            <table:table-cell table:style-name="Table3.B1" office:value-type="string">
              <text:p text:style-name="P2">Descrição</text:p>
            </table:table-cell>
            <table:table-cell table:style-name="Table3.B1" office:value-type="string">
              <text:p text:style-name="P2">Tipo</text:p>
            </table:table-cell>
            <table:table-cell table:style-name="Table3.B1" office:value-type="string">
              <text:p text:style-name="P2">Tamanho</text:p>
            </table:table-cell>
            <table:table-cell table:style-name="Table3.B1" office:value-type="string">
              <text:p text:style-name="P2">Exemplos</text:p>
            </table:table-cell>
            <table:table-cell table:style-name="Table3.F1" office:value-type="string">
              <text:p text:style-name="P2">Obrigatório</text:p>
            </table:table-cell>
          </table:table-row>
        </table:table-header-rows>
        <table:table-row>
          <table:table-cell table:style-name="Table3.A2" office:value-type="string">
            <text:p text:style-name="P3"><text:bookmark-start text:name="__DdeLink__270_58714376"/>idFornecedor<text:bookmark-end text:name="__DdeLink__270_58714376"/></text:p>
          </table:table-cell>
          <table:table-cell table:style-name="Table3.A2" office:value-type="string">
            <text:p text:style-name="P3">ID do fornecedor no sistema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3">20</text:p>
          </table:table-cell>
          <table:table-cell table:style-name="Table3.A2" office:value-type="string">
            <text:p text:style-name="P3">FOR-123,<text:line-break/>1234567</text:p>
          </table:table-cell>
          <table:table-cell table:style-name="Table3.F2" office:value-type="string">
            <text:p text:style-name="P3">Sim</text:p>
          </table:table-cell>
        </table:table-row>
        <table:table-row>
          <table:table-cell table:style-name="Table3.A2" office:value-type="string">
            <text:p text:style-name="P3">cnpj</text:p>
          </table:table-cell>
          <table:table-cell table:style-name="Table3.A2" office:value-type="string">
            <text:p text:style-name="P3">CNPJ do fornecedor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3">14</text:p>
          </table:table-cell>
          <table:table-cell table:style-name="Table3.A2" office:value-type="string">
            <text:p text:style-name="P3">12345678912345,<text:line-break/>98765432165498,<text:line-break/>78945612345678</text:p>
          </table:table-cell>
          <table:table-cell table:style-name="Table3.F2" office:value-type="string">
            <text:p text:style-name="P3">Sim</text:p>
          </table:table-cell>
        </table:table-row>
        <table:table-row>
          <table:table-cell table:style-name="Table3.A2" office:value-type="string">
            <text:p text:style-name="P3">insc</text:p>
          </table:table-cell>
          <table:table-cell table:style-name="Table3.A2" office:value-type="string">
            <text:p text:style-name="P3">Número da inscrição estadual do fornecedor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3">20</text:p>
          </table:table-cell>
          <table:table-cell table:style-name="Table3.A2" office:value-type="string">
            <text:p text:style-name="P3">Isento,<text:line-break/>ie-123456</text:p>
          </table:table-cell>
          <table:table-cell table:style-name="Table3.F2" office:value-type="string">
            <text:p text:style-name="P3">Sim</text:p>
          </table:table-cell>
        </table:table-row>
        <table:table-row>
          <table:table-cell table:style-name="Table3.A2" office:value-type="string">
            <text:p text:style-name="P3">nome</text:p>
          </table:table-cell>
          <table:table-cell table:style-name="Table3.A2" office:value-type="string">
            <text:p text:style-name="P3">Nome do fornecedor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3">40</text:p>
          </table:table-cell>
          <table:table-cell table:style-name="Table3.A2" office:value-type="string">
            <text:p text:style-name="P3">Brastemp Brasil,<text:line-break/>LG Electronics Brasil,<text:line-break/>Itatiaia</text:p>
          </table:table-cell>
          <table:table-cell table:style-name="Table3.F2" office:value-type="string">
            <text:p text:style-name="P3">Sim</text:p>
          </table:table-cell>
        </table:table-row>
        <table:table-row>
          <table:table-cell table:style-name="Table3.A2" office:value-type="string">
            <text:p text:style-name="P3">insc</text:p>
          </table:table-cell>
          <table:table-cell table:style-name="Table3.A2" office:value-type="string">
            <text:p text:style-name="P3">Número da inscrição estadual do fornecedor</text:p>
          </table:table-cell>
          <table:table-cell table:style-name="Table3.A2" office:value-type="string">
            <text:p text:style-name="P3">String</text:p>
          </table:table-cell>
          <table:table-cell table:style-name="Table3.A2" office:value-type="string">
            <text:p text:style-name="P3">20</text:p>
          </table:table-cell>
          <table:table-cell table:style-name="Table3.A2" office:value-type="string">
            <text:p text:style-name="P3">Isento,<text:line-break/>ie-123456</text:p>
          </table:table-cell>
          <table:table-cell table:style-name="Table3.F2" office:value-type="string">
            <text:p text:style-name="P3">Sim</text:p>
          </table:table-cell>
        </table:table-row>
      </table:table>
      <text:p text:style-name="Table">Descrição de parâmetros de Forncedores.salvar()</text:p>
      <text:h text:style-name="Heading_20_3" text:outline-level="3"><text:bookmark text:name="__RefHeading__1728_1325191441"/>excluir(<text:bookmark-start text:name="__DdeLink__167_5871437621"/>string: <text:bookmark-end text:name="__DdeLink__167_5871437621"/>idFornecedor): Boolean<text:bookmark-end text:name="__RefHeading__1728_1325191441"/></text:h>
      <text:p text:style-name="Text_20_body">Exclui um fornecedor do WMS</text:p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B"/>
        <table:table-column table:style-name="Table7.C"/>
        <table:table-column table:style-name="Table7.F"/>
        <table:table-header-rows>
          <table:table-row>
            <table:table-cell table:style-name="Table7.A1" office:value-type="string">
              <text:p text:style-name="P2">Parâmetro</text:p>
            </table:table-cell>
            <table:table-cell table:style-name="Table7.B1" office:value-type="string">
              <text:p text:style-name="P2">Descrição</text:p>
            </table:table-cell>
            <table:table-cell table:style-name="Table7.B1" office:value-type="string">
              <text:p text:style-name="P2">Tipo</text:p>
            </table:table-cell>
            <table:table-cell table:style-name="Table7.B1" office:value-type="string">
              <text:p text:style-name="P2">Tamanho</text:p>
            </table:table-cell>
            <table:table-cell table:style-name="Table7.B1" office:value-type="string">
              <text:p text:style-name="P2">Exemplos</text:p>
            </table:table-cell>
            <table:table-cell table:style-name="Table7.F1" office:value-type="string">
              <text:p text:style-name="P2">Obrigatório</text:p>
            </table:table-cell>
          </table:table-row>
        </table:table-header-rows>
        <table:table-row>
          <table:table-cell table:style-name="Table7.A2" office:value-type="string">
            <text:p text:style-name="P3">idFornecedor</text:p>
          </table:table-cell>
          <table:table-cell table:style-name="Table7.A2" office:value-type="string">
            <text:p text:style-name="P3">ID do fornecedor no sistema</text:p>
          </table:table-cell>
          <table:table-cell table:style-name="Table7.A2" office:value-type="string">
            <text:p text:style-name="P3">String</text:p>
          </table:table-cell>
          <table:table-cell table:style-name="Table7.A2" office:value-type="string">
            <text:p text:style-name="P3">20</text:p>
          </table:table-cell>
          <table:table-cell table:style-name="Table7.A2" office:value-type="string">
            <text:p text:style-name="P3">FOR-123,<text:line-break/>1234567</text:p>
          </table:table-cell>
          <table:table-cell table:style-name="Table7.F2" office:value-type="string">
            <text:p text:style-name="P3">Sim</text:p>
          </table:table-cell>
        </table:table-row>
      </table:table>
      <text:p text:style-name="Table">Descrição de parâmetros de Fabricantes.excluir()</text:p>
      <text:h text:style-name="Heading_20_3" text:outline-level="3"><text:bookmark text:name="__RefHeading__1730_1325191441"/>listar(): Array<text:bookmark-end text:name="__RefHeading__1730_1325191441"/></text:h>
      <text:p text:style-name="Text_20_body">Retorna uma matriz contendo os dados de todos os fornecedores no WMS.</text:p>
      <text:h text:style-name="Heading_20_2" text:outline-level="2"><text:bookmark text:name="__RefHeading__1394_1325191441"/>Classes de produtos<text:bookmark-end text:name="__RefHeading__1394_1325191441"/></text:h>
      <text:p text:style-name="Text_20_body"><text:bookmark-start text:name="__DdeLink__398_780326450"/>Serviço para sincronização de classes (categorias) de produtos. Um classe funciona como agrupador de produtos, alguns exemplos comuns são: <text:bookmark-start text:name="__DdeLink__361_780326450"/>Eletrodomésticos<text:bookmark-end text:name="__DdeLink__361_780326450"/>, Eletrodomésticos &gt; Linha Branca &gt; Geladeiras. O serviço dispõe os seguintes métodos descritos abaixo:</text:p>
      <text:h text:style-name="Heading_20_3" text:outline-level="3"><text:bookmark text:name="__RefHeading__1732_1325191441"/>buscar(<text:bookmark-start text:name="__DdeLink__167_587143761"/>string: <text:bookmark-end text:name="__DdeLink__167_587143761"/>idClasse): Array<text:bookmark-end text:name="__RefHeading__1732_1325191441"/></text:h>
      <text:p text:style-name="Text_20_body">Retorna uma matriz contendo os dados de uma Classe específica no WMS.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B"/>
        <table:table-column table:style-name="Table4.C"/>
        <table:table-column table:style-name="Table4.F"/>
        <table:table-header-rows>
          <table:table-row>
            <table:table-cell table:style-name="Table4.A1" office:value-type="string">
              <text:p text:style-name="P2">Parâmetro</text:p>
            </table:table-cell>
            <table:table-cell table:style-name="Table4.B1" office:value-type="string">
              <text:p text:style-name="P2">Descrição</text:p>
            </table:table-cell>
            <table:table-cell table:style-name="Table4.B1" office:value-type="string">
              <text:p text:style-name="P2">Tipo</text:p>
            </table:table-cell>
            <table:table-cell table:style-name="Table4.B1" office:value-type="string">
              <text:p text:style-name="P2">Tamanho</text:p>
            </table:table-cell>
            <table:table-cell table:style-name="Table4.B1" office:value-type="string">
              <text:p text:style-name="P2">Exemplos</text:p>
            </table:table-cell>
            <table:table-cell table:style-name="Table4.F1" office:value-type="string">
              <text:p text:style-name="P2">Obrigatório</text:p>
            </table:table-cell>
          </table:table-row>
        </table:table-header-rows>
        <table:table-row>
          <table:table-cell table:style-name="Table4.A2" office:value-type="string">
            <text:p text:style-name="P3">idClasse</text:p>
          </table:table-cell>
          <table:table-cell table:style-name="Table4.A2" office:value-type="string">
            <text:p text:style-name="P3">ID da classe do produto</text:p>
          </table:table-cell>
          <table:table-cell table:style-name="Table4.A2" office:value-type="string">
            <text:p text:style-name="P3">String</text:p>
          </table:table-cell>
          <table:table-cell table:style-name="Table4.A2" office:value-type="string">
            <text:p text:style-name="P3">20</text:p>
          </table:table-cell>
          <table:table-cell table:style-name="Table4.A2" office:value-type="string">
            <text:p text:style-name="P3">CLS-123,<text:line-break/>CAT-123,</text:p>
            <text:p text:style-name="P3">46879</text:p>
          </table:table-cell>
          <table:table-cell table:style-name="Table4.F2" office:value-type="string">
            <text:p text:style-name="P3">Sim</text:p>
          </table:table-cell>
        </table:table-row>
      </table:table>
      <text:p text:style-name="Table"><text:soft-page-break/>Descrição de parâmetros de <text:bookmark-start text:name="__DdeLink__164_587143761"/>C<text:bookmark-end text:name="__DdeLink__164_587143761"/>lasseProduto.buscar()</text:p>
      <text:h text:style-name="Heading_20_3" text:outline-level="3"><text:bookmark text:name="__RefHeading__1734_1325191441"/>salvar(string: idClasse, string: nome, string: idClassePai): Boolean<text:bookmark-end text:name="__RefHeading__1734_1325191441"/></text:h>
      <text:p text:style-name="Text_20_body">Salva uma Classe no WMS. Se o Classe não existe, insere, senão, altera 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B"/>
        <table:table-column table:style-name="Table5.C"/>
        <table:table-column table:style-name="Table5.F"/>
        <table:table-header-rows>
          <table:table-row>
            <table:table-cell table:style-name="Table5.A1" office:value-type="string">
              <text:p text:style-name="P2">Parâmetro</text:p>
            </table:table-cell>
            <table:table-cell table:style-name="Table5.B1" office:value-type="string">
              <text:p text:style-name="P2">Descrição</text:p>
            </table:table-cell>
            <table:table-cell table:style-name="Table5.B1" office:value-type="string">
              <text:p text:style-name="P2">Tipo</text:p>
            </table:table-cell>
            <table:table-cell table:style-name="Table5.B1" office:value-type="string">
              <text:p text:style-name="P2">Tamanho</text:p>
            </table:table-cell>
            <table:table-cell table:style-name="Table5.B1" office:value-type="string">
              <text:p text:style-name="P2">Exemplos</text:p>
            </table:table-cell>
            <table:table-cell table:style-name="Table5.F1" office:value-type="string">
              <text:p text:style-name="P2">Obrigatório</text:p>
            </table:table-cell>
          </table:table-row>
        </table:table-header-rows>
        <table:table-row>
          <table:table-cell table:style-name="Table5.A2" office:value-type="string">
            <text:p text:style-name="P3">idClasse</text:p>
          </table:table-cell>
          <table:table-cell table:style-name="Table5.A2" office:value-type="string">
            <text:p text:style-name="P3">ID da classe no sistema</text:p>
          </table:table-cell>
          <table:table-cell table:style-name="Table5.A2" office:value-type="string">
            <text:p text:style-name="P3">String</text:p>
          </table:table-cell>
          <table:table-cell table:style-name="Table5.A2" office:value-type="string">
            <text:p text:style-name="P3">20</text:p>
          </table:table-cell>
          <table:table-cell table:style-name="Table5.A2" office:value-type="string">
            <text:p text:style-name="P3"><text:bookmark-start text:name="__DdeLink__369_780326450"/>CLS-123,<text:line-break/>CAT-123,</text:p>
            <text:p text:style-name="P3">46879<text:bookmark-end text:name="__DdeLink__369_780326450"/></text:p>
          </table:table-cell>
          <table:table-cell table:style-name="Table5.F2" office:value-type="string">
            <text:p text:style-name="P3">Sim</text:p>
          </table:table-cell>
        </table:table-row>
        <table:table-row>
          <table:table-cell table:style-name="Table5.A2" office:value-type="string">
            <text:p text:style-name="P3">nome</text:p>
          </table:table-cell>
          <table:table-cell table:style-name="Table5.A2" office:value-type="string">
            <text:p text:style-name="P3">Nome da classe do produto</text:p>
          </table:table-cell>
          <table:table-cell table:style-name="Table5.A2" office:value-type="string">
            <text:p text:style-name="P3">String</text:p>
          </table:table-cell>
          <table:table-cell table:style-name="Table5.A2" office:value-type="string">
            <text:p text:style-name="P3">40</text:p>
          </table:table-cell>
          <table:table-cell table:style-name="Table5.A2" office:value-type="string">
            <text:p text:style-name="P3">Móveis,</text:p>
            <text:p text:style-name="P3">Eletrônicos,</text:p>
            <text:p text:style-name="P3">Peças para Carro</text:p>
          </table:table-cell>
          <table:table-cell table:style-name="Table5.F2" office:value-type="string">
            <text:p text:style-name="P3">Sim</text:p>
          </table:table-cell>
        </table:table-row>
        <table:table-row>
          <table:table-cell table:style-name="Table5.A2" office:value-type="string">
            <text:p text:style-name="P3">idClassePai</text:p>
          </table:table-cell>
          <table:table-cell table:style-name="Table5.A2" office:value-type="string">
            <text:p text:style-name="P3">ID da classe pai</text:p>
          </table:table-cell>
          <table:table-cell table:style-name="Table5.A2" office:value-type="string">
            <text:p text:style-name="P3">String</text:p>
          </table:table-cell>
          <table:table-cell table:style-name="Table5.A2" office:value-type="string">
            <text:p text:style-name="P3">20</text:p>
          </table:table-cell>
          <table:table-cell table:style-name="Table5.A2" office:value-type="string">
            <text:p text:style-name="P3">CLS-123,<text:line-break/>CAT-123,</text:p>
            <text:p text:style-name="P3">46879</text:p>
          </table:table-cell>
          <table:table-cell table:style-name="Table5.F2" office:value-type="string">
            <text:p text:style-name="P3">Não</text:p>
          </table:table-cell>
        </table:table-row>
      </table:table>
      <text:p text:style-name="Table">Descrição de parâmetros de <text:bookmark-start text:name="__DdeLink__387_780326450"/><text:bookmark-start text:name="__DdeLink__164_5871437611"/>C<text:bookmark-end text:name="__DdeLink__164_5871437611"/>lasseProduto<text:bookmark-end text:name="__DdeLink__387_780326450"/>.salvar()</text:p>
      <text:h text:style-name="Heading_20_3" text:outline-level="3"><text:bookmark text:name="__RefHeading__1736_1325191441"/>excluir(<text:bookmark-start text:name="__DdeLink__167_58714376211"/>string: <text:bookmark-end text:name="__DdeLink__167_58714376211"/>idClasse): Boolean<text:bookmark-end text:name="__RefHeading__1736_1325191441"/></text:h>
      <text:p text:style-name="Text_20_body">Exclui um fornecedor do WMS</text:p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B"/>
        <table:table-column table:style-name="Table8.C"/>
        <table:table-column table:style-name="Table8.F"/>
        <table:table-header-rows>
          <table:table-row>
            <table:table-cell table:style-name="Table8.A1" office:value-type="string">
              <text:p text:style-name="P2">Parâmetro</text:p>
            </table:table-cell>
            <table:table-cell table:style-name="Table8.B1" office:value-type="string">
              <text:p text:style-name="P2">Descrição</text:p>
            </table:table-cell>
            <table:table-cell table:style-name="Table8.B1" office:value-type="string">
              <text:p text:style-name="P2">Tipo</text:p>
            </table:table-cell>
            <table:table-cell table:style-name="Table8.B1" office:value-type="string">
              <text:p text:style-name="P2">Tamanho</text:p>
            </table:table-cell>
            <table:table-cell table:style-name="Table8.B1" office:value-type="string">
              <text:p text:style-name="P2">Exemplos</text:p>
            </table:table-cell>
            <table:table-cell table:style-name="Table8.F1" office:value-type="string">
              <text:p text:style-name="P2">Obrigatório</text:p>
            </table:table-cell>
          </table:table-row>
        </table:table-header-rows>
        <table:table-row>
          <table:table-cell table:style-name="Table8.A2" office:value-type="string">
            <text:p text:style-name="P3">idClasse</text:p>
          </table:table-cell>
          <table:table-cell table:style-name="Table8.A2" office:value-type="string">
            <text:p text:style-name="P3">ID da classe do produto</text:p>
          </table:table-cell>
          <table:table-cell table:style-name="Table8.A2" office:value-type="string">
            <text:p text:style-name="P3">String</text:p>
          </table:table-cell>
          <table:table-cell table:style-name="Table8.A2" office:value-type="string">
            <text:p text:style-name="P3">20</text:p>
          </table:table-cell>
          <table:table-cell table:style-name="Table8.A2" office:value-type="string">
            <text:p text:style-name="P3">CLS-123,<text:line-break/>CAT-123,</text:p>
            <text:p text:style-name="P3">46879</text:p>
          </table:table-cell>
          <table:table-cell table:style-name="Table8.F2" office:value-type="string">
            <text:p text:style-name="P3">Sim</text:p>
          </table:table-cell>
        </table:table-row>
      </table:table>
      <text:p text:style-name="Table">Descrição de parâmetros de <text:bookmark-start text:name="__DdeLink__164_58714376111"/>C<text:bookmark-end text:name="__DdeLink__164_58714376111"/>lasseProduto.excluir()</text:p>
      <text:h text:style-name="Heading_20_3" text:outline-level="3"><text:bookmark text:name="__RefHeading__1738_1325191441"/>listar(): Array<text:bookmark-end text:name="__RefHeading__1738_1325191441"/></text:h>
      <text:p text:style-name="Text_20_body">Retorna uma matriz contendo os dados de todos as classes de produtos no WMS.<text:bookmark-end text:name="__DdeLink__398_780326450"/></text:p>
      <text:h text:style-name="Heading_20_2" text:outline-level="2"><text:bookmark text:name="__RefHeading__1396_1325191441"/>Produtos<text:bookmark-end text:name="__RefHeading__1396_1325191441"/></text:h>
      <text:p text:style-name="Text_20_body">Serviço para sincronização de produtos. Todos os produtos do sistema externo (erp, pdv, e-commerce, etc) devem ser cadastrados no WMS com informações básicas para, posteriormente ser efetuado o cadastro de dados logísticos para operações de armazenamento, endereçamento, expedição e relatórios. O serviço dispõe os seguintes métodos descritos abaixo:</text:p>
      <text:h text:style-name="Heading_20_3" text:outline-level="3"><text:bookmark text:name="__RefHeading__1740_1325191441"/>buscar(<text:bookmark-start text:name="__DdeLink__167_5871437611"/>string: <text:bookmark-end text:name="__DdeLink__167_5871437611"/>idProduto): Array<text:bookmark-end text:name="__RefHeading__1740_1325191441"/></text:h>
      <text:p text:style-name="Text_20_body">Retorna uma matriz contendo os dados de um Produto específico no WMS.</text:p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B"/>
        <table:table-column table:style-name="Table9.C"/>
        <table:table-column table:style-name="Table9.F"/>
        <table:table-header-rows>
          <table:table-row>
            <table:table-cell table:style-name="Table9.A1" office:value-type="string">
              <text:p text:style-name="P2">Parâmetro</text:p>
            </table:table-cell>
            <table:table-cell table:style-name="Table9.B1" office:value-type="string">
              <text:p text:style-name="P2">Descrição</text:p>
            </table:table-cell>
            <table:table-cell table:style-name="Table9.B1" office:value-type="string">
              <text:p text:style-name="P2">Tipo</text:p>
            </table:table-cell>
            <table:table-cell table:style-name="Table9.B1" office:value-type="string">
              <text:p text:style-name="P2">Tamanho</text:p>
            </table:table-cell>
            <table:table-cell table:style-name="Table9.B1" office:value-type="string">
              <text:p text:style-name="P2">Exemplos</text:p>
            </table:table-cell>
            <table:table-cell table:style-name="Table9.F1" office:value-type="string">
              <text:p text:style-name="P2">Obrigatório</text:p>
            </table:table-cell>
          </table:table-row>
        </table:table-header-rows>
        <table:table-row>
          <table:table-cell table:style-name="Table9.A2" office:value-type="string">
            <text:p text:style-name="P3">idProduto</text:p>
          </table:table-cell>
          <table:table-cell table:style-name="Table9.A2" office:value-type="string">
            <text:p text:style-name="P3">ID do produto</text:p>
          </table:table-cell>
          <table:table-cell table:style-name="Table9.A2" office:value-type="string">
            <text:p text:style-name="P3">String</text:p>
          </table:table-cell>
          <table:table-cell table:style-name="Table9.A2" office:value-type="string">
            <text:p text:style-name="P3">20</text:p>
          </table:table-cell>
          <table:table-cell table:style-name="Table9.A2" office:value-type="string">
            <text:p text:style-name="P3">PROD-123,<text:line-break/><text:soft-page-break/>46879</text:p>
          </table:table-cell>
          <table:table-cell table:style-name="Table9.F2" office:value-type="string">
            <text:p text:style-name="P3">Sim</text:p>
          </table:table-cell>
        </table:table-row>
      </table:table>
      <text:p text:style-name="Table">Descrição de parâmetros de Produto.buscar()</text:p>
      <text:h text:style-name="Heading_20_3" text:outline-level="3"><text:bookmark text:name="__RefHeading__1742_1325191441"/>salvar(string: idProduto, string: descricao, string: grade, string: idFabricante, string: tipo, string: idClasse): Boolean<text:bookmark-end text:name="__RefHeading__1742_1325191441"/></text:h>
      <text:p text:style-name="Text_20_body">Salva um Produto no WMS. Se o Produto não existe, insere, senão, altera </text:p>
      <table:table table:name="Table10" table:style-name="Table10">
        <table:table-column table:style-name="Table10.A"/>
        <table:table-column table:style-name="Table10.B" table:number-columns-repeated="2"/>
        <table:table-column table:style-name="Table10.D"/>
        <table:table-column table:style-name="Table10.E"/>
        <table:table-column table:style-name="Table10.F"/>
        <table:table-header-rows>
          <table:table-row>
            <table:table-cell table:style-name="Table10.A1" office:value-type="string">
              <text:p text:style-name="P2">Parâmetro</text:p>
            </table:table-cell>
            <table:table-cell table:style-name="Table10.B1" office:value-type="string">
              <text:p text:style-name="P2">Descrição</text:p>
            </table:table-cell>
            <table:table-cell table:style-name="Table10.B1" office:value-type="string">
              <text:p text:style-name="P2">Tipo</text:p>
            </table:table-cell>
            <table:table-cell table:style-name="Table10.B1" office:value-type="string">
              <text:p text:style-name="P2">Tamanho</text:p>
            </table:table-cell>
            <table:table-cell table:style-name="Table10.B1" office:value-type="string">
              <text:p text:style-name="P2">Exemplos</text:p>
            </table:table-cell>
            <table:table-cell table:style-name="Table10.F1" office:value-type="string">
              <text:p text:style-name="P2">Obrigatório</text:p>
            </table:table-cell>
          </table:table-row>
        </table:table-header-rows>
        <table:table-row>
          <table:table-cell table:style-name="Table10.A2" office:value-type="string">
            <text:p text:style-name="P3">idProduto</text:p>
          </table:table-cell>
          <table:table-cell table:style-name="Table10.A2" office:value-type="string">
            <text:p text:style-name="P3">ID do produto</text:p>
          </table:table-cell>
          <table:table-cell table:style-name="Table10.A2" office:value-type="string">
            <text:p text:style-name="P3">String</text:p>
          </table:table-cell>
          <table:table-cell table:style-name="Table10.A2" office:value-type="string">
            <text:p text:style-name="P3">20</text:p>
          </table:table-cell>
          <table:table-cell table:style-name="Table10.A2" office:value-type="string">
            <text:p text:style-name="P3">PRD<text:bookmark-start text:name="__DdeLink__369_7803264501"/>-123,<text:line-break/>XXX-123,</text:p>
            <text:p text:style-name="P3">46879<text:bookmark-end text:name="__DdeLink__369_7803264501"/></text:p>
          </table:table-cell>
          <table:table-cell table:style-name="Table10.F2" office:value-type="string">
            <text:p text:style-name="P3">Sim</text:p>
          </table:table-cell>
        </table:table-row>
        <table:table-row>
          <table:table-cell table:style-name="Table10.A2" office:value-type="string">
            <text:p text:style-name="P3">descricao</text:p>
          </table:table-cell>
          <table:table-cell table:style-name="Table10.A2" office:value-type="string">
            <text:p text:style-name="P3">Descrição do produto</text:p>
          </table:table-cell>
          <table:table-cell table:style-name="Table10.A2" office:value-type="string">
            <text:p text:style-name="P3">String</text:p>
          </table:table-cell>
          <table:table-cell table:style-name="Table10.A2" office:value-type="string">
            <text:p text:style-name="P3">40</text:p>
          </table:table-cell>
          <table:table-cell table:style-name="Table10.A2" office:value-type="string">
            <text:p text:style-name="P3">Guarda-roupa grande,<text:line-break/>Celular Dual chip LG,<text:line-break/>Monitor LCD AOC 15”</text:p>
          </table:table-cell>
          <table:table-cell table:style-name="Table10.F2" office:value-type="string">
            <text:p text:style-name="P3">Sim</text:p>
          </table:table-cell>
        </table:table-row>
        <table:table-row>
          <table:table-cell table:style-name="Table10.A2" office:value-type="string">
            <text:p text:style-name="P3">grade</text:p>
          </table:table-cell>
          <table:table-cell table:style-name="Table10.A2" office:value-type="string">
            <text:p text:style-name="P3">Grade</text:p>
          </table:table-cell>
          <table:table-cell table:style-name="Table10.A2" office:value-type="string">
            <text:p text:style-name="P3">String</text:p>
          </table:table-cell>
          <table:table-cell table:style-name="Table10.A2" office:value-type="string">
            <text:p text:style-name="P3">10</text:p>
          </table:table-cell>
          <table:table-cell table:style-name="Table10.A2" office:value-type="string">
            <text:p text:style-name="P3">BRANCO/PQN<text:line-break/>PQN/AZUL<text:line-break/>MARRON/16</text:p>
          </table:table-cell>
          <table:table-cell table:style-name="Table10.F2" office:value-type="string">
            <text:p text:style-name="P3">Sim</text:p>
          </table:table-cell>
        </table:table-row>
        <table:table-row>
          <table:table-cell table:style-name="Table10.A2" office:value-type="string">
            <text:p text:style-name="P3">idFabricante</text:p>
          </table:table-cell>
          <table:table-cell table:style-name="Table10.A2" office:value-type="string">
            <text:p text:style-name="P3">ID do fabricante do produto</text:p>
          </table:table-cell>
          <table:table-cell table:style-name="Table10.A2" office:value-type="string">
            <text:p text:style-name="P3">String</text:p>
          </table:table-cell>
          <table:table-cell table:style-name="Table10.A2" office:value-type="string">
            <text:p text:style-name="P3">20</text:p>
          </table:table-cell>
          <table:table-cell table:style-name="Table10.A2" office:value-type="string">
            <text:p text:style-name="P3">FAB-123,<text:line-break/>1234567</text:p>
          </table:table-cell>
          <table:table-cell table:style-name="Table10.F2" office:value-type="string">
            <text:p text:style-name="P3">Sim</text:p>
          </table:table-cell>
        </table:table-row>
        <table:table-row>
          <table:table-cell table:style-name="Table10.A2" office:value-type="string">
            <text:p text:style-name="P3">tipo</text:p>
          </table:table-cell>
          <table:table-cell table:style-name="Table10.A2" office:value-type="string">
            <text:p text:style-name="P3">Tipo do produto.<text:line-break/>1 = Unitário<text:line-break/>2 = Composto<text:line-break/>3 = Kit</text:p>
          </table:table-cell>
          <table:table-cell table:style-name="Table10.A2" office:value-type="string">
            <text:p text:style-name="P3">Integer</text:p>
          </table:table-cell>
          <table:table-cell table:style-name="Table10.A2" office:value-type="string">
            <text:p text:style-name="P3">8</text:p>
          </table:table-cell>
          <table:table-cell table:style-name="Table10.A2" office:value-type="string">
            <text:p text:style-name="P3">1.<text:line-break/>2.<text:line-break/>3</text:p>
          </table:table-cell>
          <table:table-cell table:style-name="Table10.F2" office:value-type="string">
            <text:p text:style-name="P3">Sim</text:p>
          </table:table-cell>
        </table:table-row>
        <table:table-row>
          <table:table-cell table:style-name="Table10.A2" office:value-type="string">
            <text:p text:style-name="P3">idClasse</text:p>
          </table:table-cell>
          <table:table-cell table:style-name="Table10.A2" office:value-type="string">
            <text:p text:style-name="P3">ID da classe que este produto pertence</text:p>
          </table:table-cell>
          <table:table-cell table:style-name="Table10.A2" office:value-type="string">
            <text:p text:style-name="P3">String</text:p>
          </table:table-cell>
          <table:table-cell table:style-name="Table10.A2" office:value-type="string">
            <text:p text:style-name="P3">20</text:p>
          </table:table-cell>
          <table:table-cell table:style-name="Table10.A2" office:value-type="string">
            <text:p text:style-name="P3">CLS-123,<text:line-break/>CAT-123,</text:p>
            <text:p text:style-name="P3">46879</text:p>
          </table:table-cell>
          <table:table-cell table:style-name="Table10.F2" office:value-type="string">
            <text:p text:style-name="P3">Sim</text:p>
          </table:table-cell>
        </table:table-row>
      </table:table>
      <text:p text:style-name="Table">Descrição de parâmetros de <text:bookmark-start text:name="__DdeLink__387_7803264501"/>Produto<text:bookmark-end text:name="__DdeLink__387_7803264501"/>.salvar()</text:p>
      <text:h text:style-name="Heading_20_3" text:outline-level="3"><text:bookmark text:name="__RefHeading__1744_1325191441"/>excluir(<text:bookmark-start text:name="__DdeLink__167_587143762111"/>string: <text:bookmark-end text:name="__DdeLink__167_587143762111"/>idProduto, string: grade): Boolean<text:bookmark-end text:name="__RefHeading__1744_1325191441"/></text:h>
      <text:p text:style-name="Text_20_body">Exclui um produto no WMS</text:p>
      <table:table table:name="Table11" table:style-name="Table11">
        <table:table-column table:style-name="Table11.A"/>
        <table:table-column table:style-name="Table11.B"/>
        <table:table-column table:style-name="Table11.C"/>
        <table:table-column table:style-name="Table11.B"/>
        <table:table-column table:style-name="Table11.C"/>
        <table:table-column table:style-name="Table11.F"/>
        <table:table-header-rows>
          <table:table-row>
            <table:table-cell table:style-name="Table11.A1" office:value-type="string">
              <text:p text:style-name="P2">Parâmetro</text:p>
            </table:table-cell>
            <table:table-cell table:style-name="Table11.B1" office:value-type="string">
              <text:p text:style-name="P2">Descrição</text:p>
            </table:table-cell>
            <table:table-cell table:style-name="Table11.B1" office:value-type="string">
              <text:p text:style-name="P2">Tipo</text:p>
            </table:table-cell>
            <table:table-cell table:style-name="Table11.B1" office:value-type="string">
              <text:p text:style-name="P2">Tamanho</text:p>
            </table:table-cell>
            <table:table-cell table:style-name="Table11.B1" office:value-type="string">
              <text:p text:style-name="P2">Exemplos</text:p>
            </table:table-cell>
            <table:table-cell table:style-name="Table11.F1" office:value-type="string">
              <text:p text:style-name="P2">Obrigatório</text:p>
            </table:table-cell>
          </table:table-row>
        </table:table-header-rows>
        <table:table-row>
          <table:table-cell table:style-name="Table11.A2" office:value-type="string">
            <text:p text:style-name="P3">idProduto</text:p>
          </table:table-cell>
          <table:table-cell table:style-name="Table11.A2" office:value-type="string">
            <text:p text:style-name="P3">ID do produto</text:p>
          </table:table-cell>
          <table:table-cell table:style-name="Table11.A2" office:value-type="string">
            <text:p text:style-name="P3">String</text:p>
          </table:table-cell>
          <table:table-cell table:style-name="Table11.A2" office:value-type="string">
            <text:p text:style-name="P3">20</text:p>
          </table:table-cell>
          <table:table-cell table:style-name="Table11.A2" office:value-type="string">
            <text:p text:style-name="P3">PRD-123,<text:line-break/>XXX-123,</text:p>
            <text:p text:style-name="P3">46879</text:p>
          </table:table-cell>
          <table:table-cell table:style-name="Table11.F2" office:value-type="string">
            <text:p text:style-name="P3">Sim</text:p>
          </table:table-cell>
        </table:table-row>
        <table:table-row>
          <table:table-cell table:style-name="Table11.A2" office:value-type="string">
            <text:p text:style-name="P3">grade</text:p>
          </table:table-cell>
          <table:table-cell table:style-name="Table11.A2" office:value-type="string">
            <text:p text:style-name="P3">Grade</text:p>
          </table:table-cell>
          <table:table-cell table:style-name="Table11.A2" office:value-type="string">
            <text:p text:style-name="P3">String</text:p>
          </table:table-cell>
          <table:table-cell table:style-name="Table11.A2" office:value-type="string">
            <text:p text:style-name="P3">10</text:p>
          </table:table-cell>
          <table:table-cell table:style-name="Table11.A2" office:value-type="string">
            <text:p text:style-name="P3">BRANCO/PQN<text:line-break/>PQN/AZUL<text:line-break/>MARRON/16</text:p>
          </table:table-cell>
          <table:table-cell table:style-name="Table11.F2" office:value-type="string">
            <text:p text:style-name="P3">Sim</text:p>
          </table:table-cell>
        </table:table-row>
      </table:table>
      <text:p text:style-name="Table">Descrição de parâmetros de Produto.excluir()</text:p>
      <text:h text:style-name="Heading_20_3" text:outline-level="3"><text:bookmark text:name="__RefHeading__1746_1325191441"/><text:soft-page-break/>listar(): Array<text:bookmark-end text:name="__RefHeading__1746_1325191441"/></text:h>
      <text:p text:style-name="Text_20_body">Retorna uma matriz contendo os dados de todos os produtos no WMS.</text:p>
      <text:h text:style-name="Heading_20_2" text:outline-level="2"><text:bookmark text:name="__RefHeading__1398_1325191441"/>Recebimentos<text:bookmark-end text:name="__RefHeading__1398_1325191441"/></text:h>
      <text:p text:style-name="Text_20_body"><text:bookmark-start text:name="__DdeLink__1161_1325191441"/>Serviço para sincronização de recebimentos no WMS. Um recebimento é criando quando há chegada de novas mercadorias na empresa para armazenamento. Neste webservice é possível também trabalhar em conjunto com o serviço de notas fiscais, já que um recebimento sempre contém uma ou mais notas fiscais. O serviço dispõe os seguintes métodos descritos abaixo:</text:p>
      <text:h text:style-name="Heading_20_3" text:outline-level="3"><text:bookmark-start text:name="__DdeLink__372_7803264501"/><text:bookmark text:name="__RefHeading__1748_1325191441"/>buscar(<text:bookmark-start text:name="__DdeLink__167_587143763"/>string: <text:bookmark-end text:name="__DdeLink__167_587143763"/>idRecebimento): Array<text:bookmark-end text:name="__RefHeading__1748_1325191441"/></text:h>
      <text:p text:style-name="Text_20_body">Retorna uma matriz contendo os dados de um Fabricante específico no WMS.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B"/>
        <table:table-column table:style-name="Table12.C"/>
        <table:table-column table:style-name="Table12.F"/>
        <table:table-header-rows>
          <table:table-row>
            <table:table-cell table:style-name="Table12.A1" office:value-type="string">
              <text:p text:style-name="P2">Parâmetro</text:p>
            </table:table-cell>
            <table:table-cell table:style-name="Table12.B1" office:value-type="string">
              <text:p text:style-name="P2">Descrição</text:p>
            </table:table-cell>
            <table:table-cell table:style-name="Table12.B1" office:value-type="string">
              <text:p text:style-name="P2">Tipo</text:p>
            </table:table-cell>
            <table:table-cell table:style-name="Table12.B1" office:value-type="string">
              <text:p text:style-name="P2">Tamanho</text:p>
            </table:table-cell>
            <table:table-cell table:style-name="Table12.B1" office:value-type="string">
              <text:p text:style-name="P2">Exemplos</text:p>
            </table:table-cell>
            <table:table-cell table:style-name="Table12.F1" office:value-type="string">
              <text:p text:style-name="P2">Obrigatório</text:p>
            </table:table-cell>
          </table:table-row>
        </table:table-header-rows>
        <table:table-row>
          <table:table-cell table:style-name="Table12.A2" office:value-type="string">
            <text:p text:style-name="P3">idRecebimento</text:p>
          </table:table-cell>
          <table:table-cell table:style-name="Table12.A2" office:value-type="string">
            <text:p text:style-name="P3">ID do recebimento no sistema</text:p>
          </table:table-cell>
          <table:table-cell table:style-name="Table12.A2" office:value-type="string">
            <text:p text:style-name="P3">String</text:p>
          </table:table-cell>
          <table:table-cell table:style-name="Table12.A2" office:value-type="string">
            <text:p text:style-name="P3">20</text:p>
          </table:table-cell>
          <table:table-cell table:style-name="Table12.A2" office:value-type="string">
            <text:p text:style-name="P3">REC-123,<text:line-break/>1234567</text:p>
          </table:table-cell>
          <table:table-cell table:style-name="Table12.F2" office:value-type="string">
            <text:p text:style-name="P3">Sim</text:p>
          </table:table-cell>
        </table:table-row>
      </table:table>
      <text:p text:style-name="Table">Descrição de parâmetros de <text:bookmark-start text:name="__DdeLink__164_587143762"/>R<text:bookmark-end text:name="__DdeLink__164_587143762"/>ecebimento.buscar()<text:bookmark-end text:name="__DdeLink__372_7803264501"/></text:p>
      <text:h text:style-name="Heading_20_3" text:outline-level="3"><text:bookmark text:name="__RefHeading__1750_1325191441"/>salvar(string: idRecebimento, string: idFilial, array: <text:span text:style-name="T2">notasFiscais</text:span>): Boolean<text:bookmark-end text:name="__RefHeading__1750_1325191441"/></text:h>
      <text:p text:style-name="Text_20_body">Salva um Recebimento no WMS. Se o Fabricante não existe, insere, senão, altera . É possível também incluir notas fiscais no WMS por este método; está opção poderá ser efetuada pelo indice “notasFiscais” da matriz de dados do recebimento somente no momento da inclusão de recebimento. Ao alterar um recebimento não será possível incluir/alterar notas fiscais. Para isso deve usar o webservice específico de Notas Fiscais. </text:p>
      <text:p text:style-name="Text_20_body">A matriz de dados de recebimento é descrita na tabela abaixo: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header-rows>
          <table:table-row>
            <table:table-cell table:style-name="Table13.A1" office:value-type="string">
              <text:p text:style-name="P2">Parâmetro</text:p>
            </table:table-cell>
            <table:table-cell table:style-name="Table13.B1" office:value-type="string">
              <text:p text:style-name="P2">Descrição</text:p>
            </table:table-cell>
            <table:table-cell table:style-name="Table13.B1" office:value-type="string">
              <text:p text:style-name="P2">Tipo</text:p>
            </table:table-cell>
            <table:table-cell table:style-name="Table13.B1" office:value-type="string">
              <text:p text:style-name="P2">Tamanho</text:p>
            </table:table-cell>
            <table:table-cell table:style-name="Table13.B1" office:value-type="string">
              <text:p text:style-name="P2">Exemplos</text:p>
            </table:table-cell>
            <table:table-cell table:style-name="Table13.F1" office:value-type="string">
              <text:p text:style-name="P2">Obrigatório</text:p>
            </table:table-cell>
          </table:table-row>
        </table:table-header-rows>
        <table:table-row>
          <table:table-cell table:style-name="Table13.A2" office:value-type="string">
            <text:p text:style-name="P3">idRecebimento</text:p>
          </table:table-cell>
          <table:table-cell table:style-name="Table13.A2" office:value-type="string">
            <text:p text:style-name="P3">ID do recebimento no sistema.</text:p>
          </table:table-cell>
          <table:table-cell table:style-name="Table13.A2" office:value-type="string">
            <text:p text:style-name="P3">String</text:p>
          </table:table-cell>
          <table:table-cell table:style-name="Table13.D2" office:value-type="float" office:value="20">
            <text:p text:style-name="P3">20</text:p>
          </table:table-cell>
          <table:table-cell table:style-name="Table13.A2" office:value-type="string">
            <text:p text:style-name="P3">REC-123,<text:line-break/>1234567</text:p>
          </table:table-cell>
          <table:table-cell table:style-name="Table13.F2" office:value-type="string">
            <text:p text:style-name="P3">Sim</text:p>
          </table:table-cell>
        </table:table-row>
        <table:table-row>
          <table:table-cell table:style-name="Table13.A2" office:value-type="string">
            <text:p text:style-name="P3">idFilial</text:p>
          </table:table-cell>
          <table:table-cell table:style-name="Table13.A2" office:value-type="string">
            <text:p text:style-name="P3">ID da filial no sistema.</text:p>
          </table:table-cell>
          <table:table-cell table:style-name="Table13.A2" office:value-type="string">
            <text:p text:style-name="P3">String</text:p>
          </table:table-cell>
          <table:table-cell table:style-name="Table13.D2" office:value-type="float" office:value="20">
            <text:p text:style-name="P3">20</text:p>
          </table:table-cell>
          <table:table-cell table:style-name="Table13.A2" office:value-type="string">
            <text:p text:style-name="P3">46879,</text:p>
            <text:p text:style-name="P3">58631.</text:p>
          </table:table-cell>
          <table:table-cell table:style-name="Table13.F2" office:value-type="string">
            <text:p text:style-name="P3">Sim</text:p>
          </table:table-cell>
        </table:table-row>
        <table:table-row>
          <table:table-cell table:style-name="Table13.A2" office:value-type="string">
            <text:p text:style-name="P3">notasFiscais</text:p>
          </table:table-cell>
          <table:table-cell table:style-name="Table13.A2" office:value-type="string">
            <text:p text:style-name="P3">Dados de nota fiscal.</text:p>
          </table:table-cell>
          <table:table-cell table:style-name="Table13.A2" office:value-type="string">
            <text:p text:style-name="P3">Array</text:p>
          </table:table-cell>
          <table:table-cell table:style-name="Table13.A2" office:value-type="string">
            <text:p text:style-name="P3">--</text:p>
          </table:table-cell>
          <table:table-cell table:style-name="Table13.A2" office:value-type="string">
            <text:p text:style-name="P3">notas = [</text:p>
            <text:p text:style-name="P3"><text:s text:c="8"/>0 = [</text:p>
            <text:p text:style-name="P3"><text:bookmark-start text:name="__DdeLink__924_501624000"/><text:s text:c="12"/>numero = “456”,<text:bookmark-end text:name="__DdeLink__924_501624000"/></text:p>
            <text:p text:style-name="P3"><text:s text:c="12"/>serie = “serie-a”,</text:p>
            <text:p text:style-name="P3"><text:s text:c="12"/>idFornecedor = “FOR-123”,</text:p>
            <text:p text:style-name="P3"><text:bookmark-start text:name="__DdeLink__934_501624000"/><text:s text:c="12"/>dataEmissao = “25/12/2000”,<text:bookmark-end text:name="__DdeLink__934_501624000"/></text:p>
            <text:p text:style-name="P3"><text:s text:c="12"/>itens = [</text:p>
            <text:p text:style-name="P3"><text:bookmark-start text:name="__DdeLink__932_501624000"/><text:s text:c="16"/>0 = [</text:p>
            <text:p text:style-name="P3"><text:s text:c="20"/>idProduto = ”PROD-1”,</text:p>
            <text:p text:style-name="P3"><text:s text:c="20"/>grade = ”GRD/N”,</text:p>
            <text:p text:style-name="P3"><text:s text:c="20"/>quantidade = 1,</text:p>
            <text:p text:style-name="P3"><text:s text:c="16"/>]<text:bookmark-end text:name="__DdeLink__932_501624000"/>,</text:p>
            <text:p text:style-name="P3"><text:s text:c="16"/>1 = [</text:p>
            <text:p text:style-name="P3"><text:s text:c="20"/>idProduto = ”PROD-2”,</text:p>
            <text:p text:style-name="P3"><text:soft-page-break/><text:s text:c="20"/>grade = ”GRD/O”,</text:p>
            <text:p text:style-name="P3"><text:s text:c="20"/>quantidade = 50,</text:p>
            <text:p text:style-name="P3"><text:s text:c="16"/>],</text:p>
            <text:p text:style-name="P3"><text:s text:c="16"/>2 = [</text:p>
            <text:p text:style-name="P3"><text:s text:c="20"/>idProduto = ”PROD-3”,</text:p>
            <text:p text:style-name="P3"><text:s text:c="20"/>grade = ”GRD/P”,</text:p>
            <text:p text:style-name="P3"><text:s text:c="20"/>quantidade = 8,</text:p>
            <text:p text:style-name="P3"><text:s text:c="16"/>],</text:p>
            <text:p text:style-name="P3"><text:s text:c="16"/>N = [</text:p>
            <text:p text:style-name="P3"><text:s text:c="20"/>idProduto = ”PROD-4”,</text:p>
            <text:p text:style-name="P3"><text:s text:c="20"/>grade = ”GRD/Q”,</text:p>
            <text:p text:style-name="P3"><text:s text:c="20"/>quantidade = 20,</text:p>
            <text:p text:style-name="P3"><text:s text:c="16"/>]</text:p>
            <text:p text:style-name="P3"><text:s text:c="12"/>]<text:line-break/> <text:s text:c="7"/>]<text:line-break/><text:bookmark-start text:name="__DdeLink__928_501624000"/> <text:s text:c="3"/><text:bookmark-end text:name="__DdeLink__928_501624000"/>] <text:s text:c="4"/></text:p>
          </table:table-cell>
          <table:table-cell table:style-name="Table13.F2" office:value-type="string">
            <text:p text:style-name="P3">Sim</text:p>
          </table:table-cell>
        </table:table-row>
      </table:table>
      <text:p text:style-name="Table">Descrição de parâmetros de Recebimento.salvar()</text:p>
      <text:h text:style-name="Heading_20_3" text:outline-level="3"><text:bookmark text:name="__RefHeading__1754_1325191441"/>listar(): Array<text:bookmark-end text:name="__RefHeading__1754_1325191441"/></text:h>
      <text:p text:style-name="Text_20_body">Retorna uma matriz contendo os dados de todos os recebimentos no WMS.</text:p>
      <text:h text:style-name="Heading_20_3" text:outline-level="3"><text:bookmark text:name="__RefHeading__2059_487110896"/>status(<text:bookmark-start text:name="__DdeLink__167_5871437632"/>string: <text:bookmark-end text:name="__DdeLink__167_5871437632"/>idRecebimento): String<text:bookmark-end text:name="__RefHeading__2059_487110896"/></text:h>
      <text:p text:style-name="Text_20_body">Retorna o Status do Recebimento específico no WMS pelo seu ID.</text:p>
      <table:table table:name="Table14" table:style-name="Table14">
        <table:table-column table:style-name="Table14.A"/>
        <table:table-column table:style-name="Table14.B"/>
        <table:table-column table:style-name="Table14.C"/>
        <table:table-column table:style-name="Table14.B"/>
        <table:table-column table:style-name="Table14.C"/>
        <table:table-column table:style-name="Table14.F"/>
        <table:table-header-rows>
          <table:table-row>
            <table:table-cell table:style-name="Table14.A1" office:value-type="string">
              <text:p text:style-name="P2">Parâmetro</text:p>
            </table:table-cell>
            <table:table-cell table:style-name="Table14.B1" office:value-type="string">
              <text:p text:style-name="P2">Descrição</text:p>
            </table:table-cell>
            <table:table-cell table:style-name="Table14.B1" office:value-type="string">
              <text:p text:style-name="P2">Tipo</text:p>
            </table:table-cell>
            <table:table-cell table:style-name="Table14.B1" office:value-type="string">
              <text:p text:style-name="P2">Tamanho</text:p>
            </table:table-cell>
            <table:table-cell table:style-name="Table14.B1" office:value-type="string">
              <text:p text:style-name="P2">Exemplos</text:p>
            </table:table-cell>
            <table:table-cell table:style-name="Table14.F1" office:value-type="string">
              <text:p text:style-name="P2">Obrigatório</text:p>
            </table:table-cell>
          </table:table-row>
        </table:table-header-rows>
        <table:table-row>
          <table:table-cell table:style-name="Table14.A2" office:value-type="string">
            <text:p text:style-name="P3">idRecebimento</text:p>
          </table:table-cell>
          <table:table-cell table:style-name="Table14.A2" office:value-type="string">
            <text:p text:style-name="P3">ID do recebimento no sistema</text:p>
          </table:table-cell>
          <table:table-cell table:style-name="Table14.A2" office:value-type="string">
            <text:p text:style-name="P3">String</text:p>
          </table:table-cell>
          <table:table-cell table:style-name="Table14.A2" office:value-type="string">
            <text:p text:style-name="P3">20</text:p>
          </table:table-cell>
          <table:table-cell table:style-name="Table14.A2" office:value-type="string">
            <text:p text:style-name="P3">REC-123,<text:line-break/>1234567</text:p>
          </table:table-cell>
          <table:table-cell table:style-name="Table14.F2" office:value-type="string">
            <text:p text:style-name="P3">Sim</text:p>
          </table:table-cell>
        </table:table-row>
      </table:table>
      <text:p text:style-name="Table"><text:bookmark-end text:name="__DdeLink__1161_1325191441"/>Descrição de parâmetros de Recebimento.status()</text:p>
      <text:h text:style-name="Heading_20_2" text:outline-level="2"><text:bookmark text:name="__RefHeading__1400_1325191441"/>Notas Fiscais<text:bookmark-end text:name="__RefHeading__1400_1325191441"/></text:h>
      <text:p text:style-name="Text_20_body">Serviço para sincronização de notas fiscais <text:s/>no WMS. Este serviço disponibiliza apenas a inclusão e exclusão de notas fiscais, uma alteração não poderá ser feita. O serviço dispõe os seguintes métodos descritos abaixo:</text:p>
      <text:h text:style-name="Heading_20_3" text:outline-level="3"><text:bookmark-start text:name="__DdeLink__372_78032645011"/><text:bookmark text:name="__RefHeading__1756_1325191441"/>buscar(string:idFornecedor, <text:bookmark-start text:name="__DdeLink__167_5871437631"/>string: <text:bookmark-end text:name="__DdeLink__167_5871437631"/>numero, string:serie, string:dataEmissao): Array<text:bookmark-end text:name="__RefHeading__1756_1325191441"/></text:h>
      <text:p text:style-name="Text_20_body">Retorna uma matriz contendo os dados de uma Nota Fiscal específica no WMS.</text:p>
      <table:table table:name="Table15" table:style-name="Table15">
        <table:table-column table:style-name="Table15.A"/>
        <table:table-column table:style-name="Table15.B"/>
        <table:table-column table:style-name="Table15.C"/>
        <table:table-column table:style-name="Table15.B"/>
        <table:table-column table:style-name="Table15.C"/>
        <table:table-column table:style-name="Table15.F"/>
        <table:table-header-rows>
          <table:table-row>
            <table:table-cell table:style-name="Table15.A1" office:value-type="string">
              <text:p text:style-name="P2">Parâmetro</text:p>
            </table:table-cell>
            <table:table-cell table:style-name="Table15.B1" office:value-type="string">
              <text:p text:style-name="P2">Descrição</text:p>
            </table:table-cell>
            <table:table-cell table:style-name="Table15.B1" office:value-type="string">
              <text:p text:style-name="P2">Tipo</text:p>
            </table:table-cell>
            <table:table-cell table:style-name="Table15.B1" office:value-type="string">
              <text:p text:style-name="P2">Tamanho</text:p>
            </table:table-cell>
            <table:table-cell table:style-name="Table15.B1" office:value-type="string">
              <text:p text:style-name="P2">Exemplos</text:p>
            </table:table-cell>
            <table:table-cell table:style-name="Table15.F1" office:value-type="string">
              <text:p text:style-name="P2">Obrigatório</text:p>
            </table:table-cell>
          </table:table-row>
        </table:table-header-rows>
        <table:table-row>
          <table:table-cell table:style-name="Table15.A2" office:value-type="string">
            <text:p text:style-name="P3">idFornecedor</text:p>
          </table:table-cell>
          <table:table-cell table:style-name="Table15.A2" office:value-type="string">
            <text:p text:style-name="P3">ID do fornecedor da nota fiscal</text:p>
          </table:table-cell>
          <table:table-cell table:style-name="Table15.A2" office:value-type="string">
            <text:p text:style-name="P3">String</text:p>
          </table:table-cell>
          <table:table-cell table:style-name="Table15.D2" office:value-type="float" office:value="20">
            <text:p text:style-name="P3">20</text:p>
          </table:table-cell>
          <table:table-cell table:style-name="Table15.A2" office:value-type="string">
            <text:p text:style-name="P3">FOR-123,<text:line-break/>123456</text:p>
          </table:table-cell>
          <table:table-cell table:style-name="Table15.F2" office:value-type="string">
            <text:p text:style-name="P3">Sim</text:p>
          </table:table-cell>
        </table:table-row>
        <table:table-row>
          <table:table-cell table:style-name="Table15.A2" office:value-type="string">
            <text:p text:style-name="P3">numero</text:p>
          </table:table-cell>
          <table:table-cell table:style-name="Table15.A2" office:value-type="string">
            <text:p text:style-name="P3">Número da nota fiscal</text:p>
          </table:table-cell>
          <table:table-cell table:style-name="Table15.A2" office:value-type="string">
            <text:p text:style-name="P3">String</text:p>
          </table:table-cell>
          <table:table-cell table:style-name="Table15.A2" office:value-type="string">
            <text:p text:style-name="P3">20</text:p>
          </table:table-cell>
          <table:table-cell table:style-name="Table15.A2" office:value-type="string">
            <text:p text:style-name="P3">NF-123,<text:line-break/>1234567</text:p>
          </table:table-cell>
          <table:table-cell table:style-name="Table15.F2" office:value-type="string">
            <text:p text:style-name="P3">Sim</text:p>
          </table:table-cell>
        </table:table-row>
        <text:soft-page-break/>
        <table:table-row>
          <table:table-cell table:style-name="Table15.A2" office:value-type="string">
            <text:p text:style-name="P3">serie</text:p>
          </table:table-cell>
          <table:table-cell table:style-name="Table15.A2" office:value-type="string">
            <text:p text:style-name="P3">Número de série da nota fiscal</text:p>
          </table:table-cell>
          <table:table-cell table:style-name="Table15.A2" office:value-type="string">
            <text:p text:style-name="P3">String</text:p>
          </table:table-cell>
          <table:table-cell table:style-name="Table15.D2" office:value-type="float" office:value="20">
            <text:p text:style-name="P3">20</text:p>
          </table:table-cell>
          <table:table-cell table:style-name="Table15.A2" office:value-type="string">
            <text:p text:style-name="P3">serie-a,</text:p>
            <text:p text:style-name="P3">serie-b,</text:p>
          </table:table-cell>
          <table:table-cell table:style-name="Table15.F2" office:value-type="string">
            <text:p text:style-name="P3">Sim</text:p>
          </table:table-cell>
        </table:table-row>
        <table:table-row>
          <table:table-cell table:style-name="Table15.A2" office:value-type="string">
            <text:p text:style-name="P3">dataEmissao</text:p>
          </table:table-cell>
          <table:table-cell table:style-name="Table15.A2" office:value-type="string">
            <text:p text:style-name="P3">Data de emissão da nota fiscal.</text:p>
          </table:table-cell>
          <table:table-cell table:style-name="Table15.A2" office:value-type="string">
            <text:p text:style-name="P3">String</text:p>
          </table:table-cell>
          <table:table-cell table:style-name="Table15.A2" office:value-type="string">
            <text:p text:style-name="P3"/>
          </table:table-cell>
          <table:table-cell table:style-name="Table15.E5" office:value-type="date" office:date-value="2000-12-25">
            <text:p text:style-name="P3">25/12/00</text:p>
          </table:table-cell>
          <table:table-cell table:style-name="Table15.F2" office:value-type="string">
            <text:p text:style-name="P3">Sim</text:p>
          </table:table-cell>
        </table:table-row>
      </table:table>
      <text:p text:style-name="Table">Descrição de parâmetros de <text:bookmark-start text:name="__DdeLink__164_5871437621"/>R<text:bookmark-end text:name="__DdeLink__164_5871437621"/>ecebimento.buscar()<text:bookmark-end text:name="__DdeLink__372_78032645011"/></text:p>
      <text:h text:style-name="Heading_20_3" text:outline-level="3"><text:bookmark text:name="__RefHeading__1758_1325191441"/>salvar(string: idFornecedor, string: numero, string:serie, string:dataEmissao, string:placa, array: itens, string: <text:span text:style-name="T2">bonificacao</text:span>): Boolean<text:bookmark-end text:name="__RefHeading__1758_1325191441"/></text:h>
      <text:p text:style-name="Text_20_body">Insere uma nota fiscal no WMS. Ao inserir uma nota fiscal no WMS é necessário enviar também os itens relacionados a ela pelo motivo de que não há como inserir itens individualmente.</text:p>
      <text:p text:style-name="Text_20_body">A matriz de dados da nota fiscal é descrita na tabela abaixo:</text:p>
      <table:table table:name="Table16" table:style-name="Table16">
        <table:table-column table:style-name="Table16.A"/>
        <table:table-column table:style-name="Table16.B"/>
        <table:table-column table:style-name="Table16.C"/>
        <table:table-column table:style-name="Table16.D"/>
        <table:table-column table:style-name="Table16.E"/>
        <table:table-column table:style-name="Table16.F"/>
        <table:table-header-rows>
          <table:table-row>
            <table:table-cell table:style-name="Table16.A1" office:value-type="string">
              <text:p text:style-name="P2">Parâmetro</text:p>
            </table:table-cell>
            <table:table-cell table:style-name="Table16.B1" office:value-type="string">
              <text:p text:style-name="P2">Descrição</text:p>
            </table:table-cell>
            <table:table-cell table:style-name="Table16.B1" office:value-type="string">
              <text:p text:style-name="P2">Tipo</text:p>
            </table:table-cell>
            <table:table-cell table:style-name="Table16.B1" office:value-type="string">
              <text:p text:style-name="P2">Tamanho</text:p>
            </table:table-cell>
            <table:table-cell table:style-name="Table16.B1" office:value-type="string">
              <text:p text:style-name="P2">Exemplos</text:p>
            </table:table-cell>
            <table:table-cell table:style-name="Table16.F1" office:value-type="string">
              <text:p text:style-name="P2">Obrigatório</text:p>
            </table:table-cell>
          </table:table-row>
        </table:table-header-rows>
        <table:table-row>
          <table:table-cell table:style-name="Table16.A2" office:value-type="string">
            <text:p text:style-name="P3">idFornecedor</text:p>
          </table:table-cell>
          <table:table-cell table:style-name="Table16.A2" office:value-type="string">
            <text:p text:style-name="P3">ID do fornecedor da nota fiscal</text:p>
          </table:table-cell>
          <table:table-cell table:style-name="Table16.A2" office:value-type="string">
            <text:p text:style-name="P3">String</text:p>
          </table:table-cell>
          <table:table-cell table:style-name="Table16.D2" office:value-type="float" office:value="20">
            <text:p text:style-name="P3">20</text:p>
          </table:table-cell>
          <table:table-cell table:style-name="Table16.A2" office:value-type="string">
            <text:p text:style-name="P3">FOR-123,<text:line-break/>123456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numero</text:p>
          </table:table-cell>
          <table:table-cell table:style-name="Table16.A2" office:value-type="string">
            <text:p text:style-name="P3">Número da nota fiscal.</text:p>
          </table:table-cell>
          <table:table-cell table:style-name="Table16.A2" office:value-type="string">
            <text:p text:style-name="P3">String</text:p>
          </table:table-cell>
          <table:table-cell table:style-name="Table16.D2" office:value-type="float" office:value="20">
            <text:p text:style-name="P3">20</text:p>
          </table:table-cell>
          <table:table-cell table:style-name="Table16.A2" office:value-type="string">
            <text:p text:style-name="P3">456, </text:p>
            <text:p text:style-name="P3">873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serie</text:p>
          </table:table-cell>
          <table:table-cell table:style-name="Table16.A2" office:value-type="string">
            <text:p text:style-name="P3">Número de série da nota fiscal</text:p>
          </table:table-cell>
          <table:table-cell table:style-name="Table16.A2" office:value-type="string">
            <text:p text:style-name="P3">String</text:p>
          </table:table-cell>
          <table:table-cell table:style-name="Table16.D2" office:value-type="float" office:value="20">
            <text:p text:style-name="P3">20</text:p>
          </table:table-cell>
          <table:table-cell table:style-name="Table16.A2" office:value-type="string">
            <text:p text:style-name="P3">serie-a,</text:p>
            <text:p text:style-name="P3">serie-b,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dataEmissao</text:p>
          </table:table-cell>
          <table:table-cell table:style-name="Table16.A2" office:value-type="string">
            <text:p text:style-name="P3">Data de emissão da nota fiscal.</text:p>
          </table:table-cell>
          <table:table-cell table:style-name="Table16.A2" office:value-type="string">
            <text:p text:style-name="P3">String</text:p>
          </table:table-cell>
          <table:table-cell table:style-name="Table16.A2" office:value-type="string">
            <text:p text:style-name="P3"/>
          </table:table-cell>
          <table:table-cell table:style-name="Table16.E5" office:value-type="date" office:date-value="2000-12-25">
            <text:p text:style-name="P3">25/12/00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placa</text:p>
          </table:table-cell>
          <table:table-cell table:style-name="Table16.A2" office:value-type="string">
            <text:p text:style-name="P3">Placa</text:p>
          </table:table-cell>
          <table:table-cell table:style-name="Table16.A2" office:value-type="string">
            <text:p text:style-name="P3">String</text:p>
          </table:table-cell>
          <table:table-cell table:style-name="Table16.D2" office:value-type="float" office:value="10">
            <text:p text:style-name="P3">10</text:p>
          </table:table-cell>
          <table:table-cell table:style-name="Table16.A2" office:value-type="string">
            <text:p text:style-name="P3">ABC9763, </text:p>
            <text:p text:style-name="P3">XPT9078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itens</text:p>
          </table:table-cell>
          <table:table-cell table:style-name="Table16.A2" office:value-type="string">
            <text:p text:style-name="P3">Itens da nota fiscal.</text:p>
          </table:table-cell>
          <table:table-cell table:style-name="Table16.A2" office:value-type="string">
            <text:p text:style-name="P3">Array</text:p>
          </table:table-cell>
          <table:table-cell table:style-name="Table16.A2" office:value-type="string">
            <text:p text:style-name="P3">--</text:p>
          </table:table-cell>
          <table:table-cell table:style-name="Table16.A2" office:value-type="string">
            <text:p text:style-name="P3"><text:s/>Item = [</text:p>
            <text:p text:style-name="P3"><text:bookmark-start text:name="__DdeLink__932_5016240001"/><text:s text:c="9"/>0 = [</text:p>
            <text:p text:style-name="P3"><text:s text:c="12"/>idProduto = ”PROD-1”,</text:p>
            <text:p text:style-name="P3"><text:s text:c="12"/>grade = ”GRD/N”,</text:p>
            <text:p text:style-name="P3"><text:s text:c="12"/>quantidade = 1,</text:p>
            <text:p text:style-name="P3"><text:s text:c="12"/>]<text:bookmark-end text:name="__DdeLink__932_5016240001"/>,</text:p>
            <text:p text:style-name="P3"><text:s text:c="11"/>1 = [</text:p>
            <text:p text:style-name="P3"><text:s text:c="15"/>idProduto = ”PROD-2”,</text:p>
            <text:p text:style-name="P3"><text:s text:c="16"/>grade = ”GRD/O”,</text:p>
            <text:p text:style-name="P3"><text:s text:c="16"/>quantidade = 50,</text:p>
            <text:p text:style-name="P3"><text:s text:c="12"/>],</text:p>
            <text:p text:style-name="P3"><text:s text:c="11"/>2 = [</text:p>
            <text:p text:style-name="P3"><text:s text:c="16"/>idProduto = ”PROD-3”,</text:p>
            <text:p text:style-name="P3"><text:s text:c="16"/>grade = ”GRD/P”,</text:p>
            <text:p text:style-name="P3"><text:s text:c="16"/>quantidade = 8,</text:p>
            <text:p text:style-name="P3"><text:s text:c="12"/>],</text:p>
            <text:p text:style-name="P3"><text:s text:c="12"/>N = [</text:p>
            <text:p text:style-name="P3"><text:s text:c="16"/>idProduto = ”PROD-4”,</text:p>
            <text:p text:style-name="P3"><text:s text:c="16"/>grade = ”GRD/Q”,</text:p>
            <text:p text:style-name="P3"><text:s text:c="16"/>quantidade = 20,</text:p>
            <text:p text:style-name="P3"><text:s text:c="12"/>]</text:p>
            <text:p text:style-name="P3"><text:soft-page-break/><text:s text:c="8"/>]<text:bookmark-start text:name="__DdeLink__928_5016240001"/><text:bookmark-end text:name="__DdeLink__928_5016240001"/></text:p>
          </table:table-cell>
          <table:table-cell table:style-name="Table16.F2" office:value-type="string">
            <text:p text:style-name="P3">Sim</text:p>
          </table:table-cell>
        </table:table-row>
        <table:table-row>
          <table:table-cell table:style-name="Table16.A2" office:value-type="string">
            <text:p text:style-name="P3">bonificacao</text:p>
          </table:table-cell>
          <table:table-cell table:style-name="Table16.A2" office:value-type="string">
            <text:p text:style-name="P3">Indica se a nota fiscal é ou não do tipo bonificação</text:p>
          </table:table-cell>
          <table:table-cell table:style-name="Table16.A2" office:value-type="string">
            <text:p text:style-name="P3">String</text:p>
          </table:table-cell>
          <table:table-cell table:style-name="Table16.D2" office:value-type="float" office:value="1">
            <text:p text:style-name="P3">1</text:p>
          </table:table-cell>
          <table:table-cell table:style-name="Table16.A2" office:value-type="string">
            <text:p text:style-name="P3">S = Sim, N = Não</text:p>
          </table:table-cell>
          <table:table-cell table:style-name="Table16.F2" office:value-type="string">
            <text:p text:style-name="P3">Sim</text:p>
          </table:table-cell>
        </table:table-row>
      </table:table>
      <text:p text:style-name="Table">Descrição de parâmetros de <text:bookmark-start text:name="__DdeLink__939_50162400011"/>N<text:bookmark-end text:name="__DdeLink__939_50162400011"/>otaFiscal.salvar()</text:p>
      <text:h text:style-name="Heading_20_3" text:outline-level="3"><text:bookmark text:name="__RefHeading__2260_1167716899"/>status(string<text:bookmark-start text:name="__DdeLink__167_58714376321"/>: <text:bookmark-end text:name="__DdeLink__167_58714376321"/>idFornecedor, string<text:bookmark-start text:name="__DdeLink__167_587143763211"/>: <text:bookmark-end text:name="__DdeLink__167_587143763211"/>numero, <text:bookmark-start text:name="__DdeLink__167_587143763212"/>string: <text:bookmark-end text:name="__DdeLink__167_587143763212"/>serie): String<text:bookmark-end text:name="__RefHeading__2260_1167716899"/></text:h>
      <text:p text:style-name="Text_20_body">Retorna o Status da nota fiscal específica no WMS pelo seu ID.</text:p>
      <table:table table:name="Table20" table:style-name="Table20">
        <table:table-column table:style-name="Table20.A"/>
        <table:table-column table:style-name="Table20.B"/>
        <table:table-column table:style-name="Table20.C"/>
        <table:table-column table:style-name="Table20.B"/>
        <table:table-column table:style-name="Table20.C"/>
        <table:table-column table:style-name="Table20.F"/>
        <table:table-header-rows>
          <table:table-row>
            <table:table-cell table:style-name="Table20.A1" office:value-type="string">
              <text:p text:style-name="P2">Parâmetro</text:p>
            </table:table-cell>
            <table:table-cell table:style-name="Table20.B1" office:value-type="string">
              <text:p text:style-name="P2">Descrição</text:p>
            </table:table-cell>
            <table:table-cell table:style-name="Table20.B1" office:value-type="string">
              <text:p text:style-name="P2">Tipo</text:p>
            </table:table-cell>
            <table:table-cell table:style-name="Table20.B1" office:value-type="string">
              <text:p text:style-name="P2">Tamanho</text:p>
            </table:table-cell>
            <table:table-cell table:style-name="Table20.B1" office:value-type="string">
              <text:p text:style-name="P2">Exemplos</text:p>
            </table:table-cell>
            <table:table-cell table:style-name="Table20.F1" office:value-type="string">
              <text:p text:style-name="P2">Obrigatório</text:p>
            </table:table-cell>
          </table:table-row>
        </table:table-header-rows>
        <table:table-row>
          <table:table-cell table:style-name="Table20.A2" office:value-type="string">
            <text:p text:style-name="P3">idFornecedor</text:p>
          </table:table-cell>
          <table:table-cell table:style-name="Table20.A2" office:value-type="string">
            <text:p text:style-name="P3">ID do fornecedor da nota fiscal</text:p>
          </table:table-cell>
          <table:table-cell table:style-name="Table20.A2" office:value-type="string">
            <text:p text:style-name="P3">String</text:p>
          </table:table-cell>
          <table:table-cell table:style-name="Table20.D2" office:value-type="float" office:value="20">
            <text:p text:style-name="P3">20</text:p>
          </table:table-cell>
          <table:table-cell table:style-name="Table20.A2" office:value-type="string">
            <text:p text:style-name="P3">FOR-123,<text:line-break/>123456</text:p>
          </table:table-cell>
          <table:table-cell table:style-name="Table20.F2" office:value-type="string">
            <text:p text:style-name="P3">Sim</text:p>
          </table:table-cell>
        </table:table-row>
        <table:table-row>
          <table:table-cell table:style-name="Table20.A2" office:value-type="string">
            <text:p text:style-name="P3">numero</text:p>
          </table:table-cell>
          <table:table-cell table:style-name="Table20.A2" office:value-type="string">
            <text:p text:style-name="P3">Número da nota fiscal.</text:p>
          </table:table-cell>
          <table:table-cell table:style-name="Table20.A2" office:value-type="string">
            <text:p text:style-name="P3">String</text:p>
          </table:table-cell>
          <table:table-cell table:style-name="Table20.D2" office:value-type="float" office:value="20">
            <text:p text:style-name="P3">20</text:p>
          </table:table-cell>
          <table:table-cell table:style-name="Table20.A2" office:value-type="string">
            <text:p text:style-name="P3">456, </text:p>
            <text:p text:style-name="P3">873</text:p>
          </table:table-cell>
          <table:table-cell table:style-name="Table20.F2" office:value-type="string">
            <text:p text:style-name="P3">Sim</text:p>
          </table:table-cell>
        </table:table-row>
        <table:table-row>
          <table:table-cell table:style-name="Table20.A2" office:value-type="string">
            <text:p text:style-name="P3">serie</text:p>
          </table:table-cell>
          <table:table-cell table:style-name="Table20.A2" office:value-type="string">
            <text:p text:style-name="P3">Número de série da nota fiscal</text:p>
          </table:table-cell>
          <table:table-cell table:style-name="Table20.A2" office:value-type="string">
            <text:p text:style-name="P3">String</text:p>
          </table:table-cell>
          <table:table-cell table:style-name="Table20.D2" office:value-type="float" office:value="20">
            <text:p text:style-name="P3">20</text:p>
          </table:table-cell>
          <table:table-cell table:style-name="Table20.A2" office:value-type="string">
            <text:p text:style-name="P3">serie-a,</text:p>
            <text:p text:style-name="P3">serie-b,</text:p>
          </table:table-cell>
          <table:table-cell table:style-name="Table20.F2" office:value-type="string">
            <text:p text:style-name="P3">Sim</text:p>
          </table:table-cell>
        </table:table-row>
      </table:table>
      <text:p text:style-name="Table">Descrição de parâmetros de Recebimento.status()</text:p>
      <text:h text:style-name="Heading_20_2" text:outline-level="2"><text:bookmark text:name="__RefHeading__9383_1447633709"/>Filial<text:bookmark-end text:name="__RefHeading__9383_1447633709"/></text:h>
      <text:p text:style-name="Text_20_body">Serviço para sincronização de filiais <text:s/>no WMS. Este serviço disponibiliza apenas a inclusão de filiais. O serviço dispõe os seguintes métodos descritos abaixo:</text:p>
      <text:h text:style-name="Heading_20_3" text:outline-level="3"><text:bookmark text:name="__RefHeading__1758_13251914411"/><text:bookmark text:name="__RefHeading__2247_1167716899"/>salvar<text:bookmark-start text:name="__DdeLink__372_780326450111"/>(string:id, string:cnpj, string:nome, string:nomeFantasia): Boolean<text:bookmark-end text:name="__RefHeading__1758_13251914411"/><text:bookmark-end text:name="__RefHeading__2247_1167716899"/><text:bookmark-end text:name="__DdeLink__372_780326450111"/></text:h>
      <text:p text:style-name="Text_20_body">Salva uma Filial no WMS. Ao salvar uma Filial no WMS é necessário enviar também os itens relacionados a ela pelo motivo de que não há como inserir itens individualmente.</text:p>
      <text:p text:style-name="Text_20_body">A matriz de dados da nota fiscal é descrita na tabela abaixo:</text:p>
      <table:table table:name="Table19" table:style-name="Table19">
        <table:table-column table:style-name="Table19.A"/>
        <table:table-column table:style-name="Table19.B"/>
        <table:table-column table:style-name="Table19.C"/>
        <table:table-column table:style-name="Table19.D"/>
        <table:table-column table:style-name="Table19.E"/>
        <table:table-column table:style-name="Table19.F"/>
        <table:table-header-rows>
          <table:table-row>
            <table:table-cell table:style-name="Table19.A1" office:value-type="string">
              <text:p text:style-name="P2">Parâmetro</text:p>
            </table:table-cell>
            <table:table-cell table:style-name="Table19.B1" office:value-type="string">
              <text:p text:style-name="P2">Descrição</text:p>
            </table:table-cell>
            <table:table-cell table:style-name="Table19.B1" office:value-type="string">
              <text:p text:style-name="P2">Tipo</text:p>
            </table:table-cell>
            <table:table-cell table:style-name="Table19.B1" office:value-type="string">
              <text:p text:style-name="P2">Tamanho</text:p>
            </table:table-cell>
            <table:table-cell table:style-name="Table19.B1" office:value-type="string">
              <text:p text:style-name="P2">Exemplos</text:p>
            </table:table-cell>
            <table:table-cell table:style-name="Table19.F1" office:value-type="string">
              <text:p text:style-name="P2">Obrigatório</text:p>
            </table:table-cell>
          </table:table-row>
        </table:table-header-rows>
        <table:table-row>
          <table:table-cell table:style-name="Table19.A2" office:value-type="string">
            <text:p text:style-name="P3">id</text:p>
          </table:table-cell>
          <table:table-cell table:style-name="Table19.A2" office:value-type="string">
            <text:p text:style-name="P3">ID</text:p>
          </table:table-cell>
          <table:table-cell table:style-name="Table19.A2" office:value-type="string">
            <text:p text:style-name="P3">String</text:p>
          </table:table-cell>
          <table:table-cell table:style-name="Table19.D2" office:value-type="float" office:value="20">
            <text:p text:style-name="P3">20</text:p>
          </table:table-cell>
          <table:table-cell table:style-name="Table19.A2" office:value-type="string">
            <text:p text:style-name="P3"><text:bookmark-start text:name="__DdeLink__928_50162400011"/>46879,</text:p>
            <text:p text:style-name="P3">58<text:bookmark-end text:name="__DdeLink__928_50162400011"/>631.</text:p>
          </table:table-cell>
          <table:table-cell table:style-name="Table19.F2" office:value-type="string">
            <text:p text:style-name="P3">Sim</text:p>
          </table:table-cell>
        </table:table-row>
        <table:table-row>
          <table:table-cell table:style-name="Table19.A2" office:value-type="string">
            <text:p text:style-name="P3">cnpj</text:p>
          </table:table-cell>
          <table:table-cell table:style-name="Table19.A2" office:value-type="string">
            <text:p text:style-name="P3">Cnpj da empresa</text:p>
          </table:table-cell>
          <table:table-cell table:style-name="Table19.A2" office:value-type="string">
            <text:p text:style-name="P3">String</text:p>
          </table:table-cell>
          <table:table-cell table:style-name="Table19.D2" office:value-type="float" office:value="14">
            <text:p text:style-name="P3">14</text:p>
          </table:table-cell>
          <table:table-cell table:style-name="Table19.A2" office:value-type="string">
            <text:p text:style-name="P3">98765432654987,</text:p>
            <text:p text:style-name="P3">43594977000197.</text:p>
            <text:p text:style-name="P3"/>
          </table:table-cell>
          <table:table-cell table:style-name="Table19.F2" office:value-type="string">
            <text:p text:style-name="P3">Sim</text:p>
          </table:table-cell>
        </table:table-row>
        <table:table-row>
          <table:table-cell table:style-name="Table19.A2" office:value-type="string">
            <text:p text:style-name="P3">nome</text:p>
          </table:table-cell>
          <table:table-cell table:style-name="Table19.A2" office:value-type="string">
            <text:p text:style-name="P3">Nome</text:p>
          </table:table-cell>
          <table:table-cell table:style-name="Table19.A2" office:value-type="string">
            <text:p text:style-name="P3">String</text:p>
          </table:table-cell>
          <table:table-cell table:style-name="Table19.D2" office:value-type="float" office:value="60">
            <text:p text:style-name="P3">60</text:p>
          </table:table-cell>
          <table:table-cell table:style-name="Table19.A2" office:value-type="string">
            <text:p text:style-name="P3">MÓVEIS SIMONETTI LTDA,</text:p>
            <text:p text:style-name="P3">CAMARGO CORREA LTDA.</text:p>
            <text:p text:style-name="P3"/>
          </table:table-cell>
          <table:table-cell table:style-name="Table19.F2" office:value-type="string">
            <text:p text:style-name="P3">Sim</text:p>
          </table:table-cell>
        </table:table-row>
        <table:table-row>
          <table:table-cell table:style-name="Table19.A2" office:value-type="string">
            <text:p text:style-name="P3">nomeFantasia</text:p>
          </table:table-cell>
          <table:table-cell table:style-name="Table19.A2" office:value-type="string">
            <text:p text:style-name="P3">Nome Fantasia</text:p>
          </table:table-cell>
          <table:table-cell table:style-name="Table19.A2" office:value-type="string">
            <text:p text:style-name="P3">String</text:p>
          </table:table-cell>
          <table:table-cell table:style-name="Table19.D2" office:value-type="float" office:value="60">
            <text:p text:style-name="P3">60</text:p>
          </table:table-cell>
          <table:table-cell table:style-name="Table19.A2" office:value-type="string">
            <text:p text:style-name="P3">CENTRO DIST.PINHEIROS,</text:p>
            <text:p text:style-name="P3">MÓVEIS SIMONETTI – NANUQUE.</text:p>
          </table:table-cell>
          <table:table-cell table:style-name="Table19.F2" office:value-type="string">
            <text:p text:style-name="P3">Sim</text:p>
          </table:table-cell>
        </table:table-row>
      </table:table>
      <text:p text:style-name="Table">Descrição de parâmetros de Filial.salvar()</text:p>
      <text:h text:style-name="Heading_20_3" text:outline-level="3"><text:bookmark text:name="__RefHeading__1762_13251914411"/><text:soft-page-break/>listar(): Array<text:bookmark-end text:name="__RefHeading__1762_13251914411"/></text:h>
      <text:p text:style-name="Text_20_body">Retorna uma matriz com todas as filiais cadastradas no WMS.</text:p>
      <text:h text:style-name="Heading_20_2" text:outline-level="2"><text:bookmark text:name="__RefHeading__9385_1447633709"/>Tipo de Pedido Expedição<text:bookmark-end text:name="__RefHeading__9385_1447633709"/></text:h>
      <text:p text:style-name="Text_20_body">Serviço para sincronização de tipos de pedidos expedição <text:s/>no WMS. Este serviço disponibiliza apenas a inclusão de serviços. O serviço dispõe os seguintes métodos descritos abaixo:</text:p>
      <text:h text:style-name="Heading_20_3" text:outline-level="3"><text:bookmark text:name="__RefHeading__1758_132519144111"/><text:bookmark text:name="__RefHeading__2251_1167716899"/>salvar<text:bookmark-start text:name="__DdeLink__372_7803264501111"/>(string:nome, string:descricao): Boolean<text:bookmark-end text:name="__RefHeading__1758_132519144111"/><text:bookmark-end text:name="__RefHeading__2251_1167716899"/><text:bookmark-end text:name="__DdeLink__372_7803264501111"/></text:h>
      <text:p text:style-name="Text_20_body">Salva um tipo de pedido expedição no WMS. Ao salvar uma tipo de pedido expedição no WMS é necessário enviar também os itens relacionados a ele pelo motivo de que não há como inserir itens individualmente.</text:p>
      <text:p text:style-name="Text_20_body">A matriz de dados da nota fiscal é descrita na tabela abaixo:</text:p>
      <table:table table:name="Table18" table:style-name="Table18">
        <table:table-column table:style-name="Table18.A"/>
        <table:table-column table:style-name="Table18.B"/>
        <table:table-column table:style-name="Table18.C"/>
        <table:table-column table:style-name="Table18.D"/>
        <table:table-column table:style-name="Table18.E"/>
        <table:table-column table:style-name="Table18.F"/>
        <table:table-header-rows>
          <table:table-row>
            <table:table-cell table:style-name="Table18.A1" office:value-type="string">
              <text:p text:style-name="P2">Parâmetro</text:p>
            </table:table-cell>
            <table:table-cell table:style-name="Table18.B1" office:value-type="string">
              <text:p text:style-name="P2">Descrição</text:p>
            </table:table-cell>
            <table:table-cell table:style-name="Table18.B1" office:value-type="string">
              <text:p text:style-name="P2">Tipo</text:p>
            </table:table-cell>
            <table:table-cell table:style-name="Table18.B1" office:value-type="string">
              <text:p text:style-name="P2">Tamanho</text:p>
            </table:table-cell>
            <table:table-cell table:style-name="Table18.B1" office:value-type="string">
              <text:p text:style-name="P2">Exemplos</text:p>
            </table:table-cell>
            <table:table-cell table:style-name="Table18.F1" office:value-type="string">
              <text:p text:style-name="P2">Obrigatório</text:p>
            </table:table-cell>
          </table:table-row>
        </table:table-header-rows>
        <table:table-row>
          <table:table-cell table:style-name="Table18.A2" office:value-type="string">
            <text:p text:style-name="P3">nome</text:p>
          </table:table-cell>
          <table:table-cell table:style-name="Table18.A2" office:value-type="string">
            <text:p text:style-name="P3">Nome do Tipo de Pedido de Expedição</text:p>
          </table:table-cell>
          <table:table-cell table:style-name="Table18.A2" office:value-type="string">
            <text:p text:style-name="P3">String</text:p>
          </table:table-cell>
          <table:table-cell table:style-name="Table18.D2" office:value-type="float" office:value="20">
            <text:p text:style-name="P3">20</text:p>
          </table:table-cell>
          <table:table-cell table:style-name="Table18.A2" office:value-type="string">
            <text:p text:style-name="P3">CD para cliente.</text:p>
            <text:p text:style-name="P3">Transferencia filial.</text:p>
          </table:table-cell>
          <table:table-cell table:style-name="Table18.F2" office:value-type="string">
            <text:p text:style-name="P3">Sim</text:p>
          </table:table-cell>
        </table:table-row>
        <table:table-row>
          <table:table-cell table:style-name="Table18.A2" office:value-type="string">
            <text:p text:style-name="P3">descricao</text:p>
          </table:table-cell>
          <table:table-cell table:style-name="Table18.A2" office:value-type="string">
            <text:p text:style-name="P3">Descrição do Tipo de Pedido de Expedição</text:p>
          </table:table-cell>
          <table:table-cell table:style-name="Table18.A2" office:value-type="string">
            <text:p text:style-name="P3">String</text:p>
          </table:table-cell>
          <table:table-cell table:style-name="Table18.D2" office:value-type="float" office:value="60">
            <text:p text:style-name="P3">60</text:p>
          </table:table-cell>
          <table:table-cell table:style-name="Table18.A2" office:value-type="string">
            <text:p text:style-name="P3">Expedição do Depósito para o Cliente,</text:p>
            <text:p text:style-name="P3">Transferencia de produtos entre uma filial e outra.</text:p>
          </table:table-cell>
          <table:table-cell table:style-name="Table18.F2" office:value-type="string">
            <text:p text:style-name="P3">Sim</text:p>
          </table:table-cell>
        </table:table-row>
      </table:table>
      <text:p text:style-name="Table">Descrição de parâmetros de TipoPedidoExpedicao.salvar()</text:p>
      <text:h text:style-name="Heading_20_3" text:outline-level="3"><text:bookmark text:name="__RefHeading__1762_132519144111"/>listar(): Array<text:bookmark-end text:name="__RefHeading__1762_132519144111"/></text:h>
      <text:p text:style-name="Text_20_body">Retorna uma matriz com todas os tipos de pedido expedicao cadastrados no WMS.</text:p>
      <text:h text:style-name="Heading_20_2" text:outline-level="2"><text:bookmark text:name="__RefHeading__2052_1216225906"/>Transportador<text:bookmark-end text:name="__RefHeading__2052_1216225906"/></text:h>
      <text:p text:style-name="Text_20_body">Serviço para sincronização de transportadores no WMS. Este serviço disponibiliza apenas a inclusão de transportadores. O serviço dispõe os seguintes métodos descritos abaixo:</text:p>
      <text:h text:style-name="Heading_20_3" text:outline-level="3"><text:bookmark text:name="__RefHeading__1758_132519144112"/><text:bookmark text:name="__RefHeading__2249_1167716899"/>salvar<text:bookmark-start text:name="__DdeLink__372_7803264501112"/>(string:idTransportador, string:cnpj, string:razaoSocial, string:nomeFantasia, string:placa): Boolean<text:bookmark-end text:name="__RefHeading__1758_132519144112"/><text:bookmark-end text:name="__RefHeading__2249_1167716899"/><text:bookmark-end text:name="__DdeLink__372_7803264501112"/></text:h>
      <text:p text:style-name="Text_20_body">salva um Transportador no WMS. Ao salvar uma Transportador no WMS é necessário enviar também os itens relacionados a ele pelo motivo de que não há como inserir itens individualmente.</text:p>
      <text:p text:style-name="Text_20_body">A matriz de dados do transportador é descrita na tabela abaixo:</text:p>
      <table:table table:name="Table17" table:style-name="Table17">
        <table:table-column table:style-name="Table17.A"/>
        <table:table-column table:style-name="Table17.B"/>
        <table:table-column table:style-name="Table17.C"/>
        <table:table-column table:style-name="Table17.D"/>
        <table:table-column table:style-name="Table17.E"/>
        <table:table-column table:style-name="Table17.F"/>
        <table:table-header-rows>
          <table:table-row>
            <table:table-cell table:style-name="Table17.A1" office:value-type="string">
              <text:p text:style-name="P2">Parâmetro</text:p>
            </table:table-cell>
            <table:table-cell table:style-name="Table17.B1" office:value-type="string">
              <text:p text:style-name="P2">Descrição</text:p>
            </table:table-cell>
            <table:table-cell table:style-name="Table17.B1" office:value-type="string">
              <text:p text:style-name="P2">Tipo</text:p>
            </table:table-cell>
            <table:table-cell table:style-name="Table17.B1" office:value-type="string">
              <text:p text:style-name="P2">Tamanho</text:p>
            </table:table-cell>
            <table:table-cell table:style-name="Table17.B1" office:value-type="string">
              <text:p text:style-name="P2">Exemplos</text:p>
            </table:table-cell>
            <table:table-cell table:style-name="Table17.F1" office:value-type="string">
              <text:p text:style-name="P2">Obrigatório</text:p>
            </table:table-cell>
          </table:table-row>
        </table:table-header-rows>
        <table:table-row>
          <table:table-cell table:style-name="Table17.A2" office:value-type="string">
            <text:p text:style-name="P3">idTransportador</text:p>
          </table:table-cell>
          <table:table-cell table:style-name="Table17.A2" office:value-type="string">
            <text:p text:style-name="P3">ID do transportador</text:p>
          </table:table-cell>
          <table:table-cell table:style-name="Table17.A2" office:value-type="string">
            <text:p text:style-name="P3">String</text:p>
          </table:table-cell>
          <table:table-cell table:style-name="Table17.D2" office:value-type="float" office:value="20">
            <text:p text:style-name="P3">20</text:p>
          </table:table-cell>
          <table:table-cell table:style-name="Table17.A2" office:value-type="string">
            <text:p text:style-name="P3"><text:bookmark-start text:name="__DdeLink__928_501624000111"/>46879,</text:p>
            <text:p text:style-name="P3">58<text:bookmark-end text:name="__DdeLink__928_501624000111"/>631.</text:p>
          </table:table-cell>
          <table:table-cell table:style-name="Table17.F2" office:value-type="string">
            <text:p text:style-name="P3">Sim</text:p>
          </table:table-cell>
        </table:table-row>
        <table:table-row>
          <table:table-cell table:style-name="Table17.A2" office:value-type="string">
            <text:p text:style-name="P3">cnpj</text:p>
          </table:table-cell>
          <table:table-cell table:style-name="Table17.A2" office:value-type="string">
            <text:p text:style-name="P3">Cnpj da empresa</text:p>
          </table:table-cell>
          <table:table-cell table:style-name="Table17.A2" office:value-type="string">
            <text:p text:style-name="P3">String</text:p>
          </table:table-cell>
          <table:table-cell table:style-name="Table17.D2" office:value-type="float" office:value="14">
            <text:p text:style-name="P3">14</text:p>
          </table:table-cell>
          <table:table-cell table:style-name="Table17.A2" office:value-type="string">
            <text:p text:style-name="P3">98765432654987,</text:p>
            <text:p text:style-name="P3"><text:soft-page-break/>43594977000197.</text:p>
            <text:p text:style-name="P3"/>
          </table:table-cell>
          <table:table-cell table:style-name="Table17.F2" office:value-type="string">
            <text:p text:style-name="P3">Sim</text:p>
          </table:table-cell>
        </table:table-row>
        <table:table-row>
          <table:table-cell table:style-name="Table17.A2" office:value-type="string">
            <text:p text:style-name="P3">razaoSocial</text:p>
          </table:table-cell>
          <table:table-cell table:style-name="Table17.A2" office:value-type="string">
            <text:p text:style-name="P3">Razao Social</text:p>
          </table:table-cell>
          <table:table-cell table:style-name="Table17.A2" office:value-type="string">
            <text:p text:style-name="P3">String</text:p>
          </table:table-cell>
          <table:table-cell table:style-name="Table17.D2" office:value-type="float" office:value="60">
            <text:p text:style-name="P3">60</text:p>
          </table:table-cell>
          <table:table-cell table:style-name="Table17.A2" office:value-type="string">
            <text:p text:style-name="P3">MÓVEIS SIMONETTI LTDA,</text:p>
            <text:p text:style-name="P3">CAMARGO CORREA LTDA.</text:p>
            <text:p text:style-name="P3"/>
          </table:table-cell>
          <table:table-cell table:style-name="Table17.F2" office:value-type="string">
            <text:p text:style-name="P3">Sim</text:p>
          </table:table-cell>
        </table:table-row>
        <table:table-row>
          <table:table-cell table:style-name="Table17.A2" office:value-type="string">
            <text:p text:style-name="P3">nomeFantasia</text:p>
          </table:table-cell>
          <table:table-cell table:style-name="Table17.A2" office:value-type="string">
            <text:p text:style-name="P3">Nome Fantasia</text:p>
          </table:table-cell>
          <table:table-cell table:style-name="Table17.A2" office:value-type="string">
            <text:p text:style-name="P3">String</text:p>
          </table:table-cell>
          <table:table-cell table:style-name="Table17.D2" office:value-type="float" office:value="60">
            <text:p text:style-name="P3">60</text:p>
          </table:table-cell>
          <table:table-cell table:style-name="Table17.A2" office:value-type="string">
            <text:p text:style-name="P3">CENTRO DIST.PINHEIROS,</text:p>
            <text:p text:style-name="P3">MÓVEIS SIMONETTI – NANUQUE.</text:p>
          </table:table-cell>
          <table:table-cell table:style-name="Table17.F2" office:value-type="string">
            <text:p text:style-name="P3">Sim</text:p>
          </table:table-cell>
        </table:table-row>
        <table:table-row>
          <table:table-cell table:style-name="Table17.A2" office:value-type="string">
            <text:p text:style-name="P3">placa</text:p>
          </table:table-cell>
          <table:table-cell table:style-name="Table17.A2" office:value-type="string">
            <text:p text:style-name="P3">Placa</text:p>
          </table:table-cell>
          <table:table-cell table:style-name="Table17.A2" office:value-type="string">
            <text:p text:style-name="P3">String</text:p>
          </table:table-cell>
          <table:table-cell table:style-name="Table17.D2" office:value-type="float" office:value="10">
            <text:p text:style-name="P3">10</text:p>
          </table:table-cell>
          <table:table-cell table:style-name="Table17.A2" office:value-type="string">
            <text:p text:style-name="P3">ABC9763, </text:p>
            <text:p text:style-name="P3">XPT9078</text:p>
          </table:table-cell>
          <table:table-cell table:style-name="Table17.F2" office:value-type="string">
            <text:p text:style-name="P3">Sim</text:p>
          </table:table-cell>
        </table:table-row>
      </table:table>
      <text:p text:style-name="Table">Descrição de parâmetros de Transportador.salvar()</text:p>
      <text:h text:style-name="Heading_20_3" text:outline-level="3"><text:bookmark text:name="__RefHeading__1762_132519144112"/>listar(): Array<text:bookmark-end text:name="__RefHeading__1762_132519144112"/></text:h>
      <text:p text:style-name="Text_20_body">Retorna uma matriz com todas os transportadores cadastrados no WMS.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bookmark text:name="__RefHeading__1402_1325191441"/>Exemplos<text:bookmark-end text:name="__RefHeading__1402_1325191441"/></text:h>
      <text:p text:style-name="Text_20_body">Abaixo, seguem alguns exemplos de uso dos webservices do WMS com a linguagem PHP:</text:p>
      <text:p text:style-name="P4"><text:soft-page-break/>&lt;?php</text:p>
      <text:p text:style-name="P4"/>
      <text:p text:style-name="P4">//Ws Fabricante</text:p>
      <text:p text:style-name="P4">$client = new SoapClient('http://wms.exemplo/soap/fabricante/wsdl');</text:p>
      <text:p text:style-name="P4">$client-&gt;salvar('ID', 'NOME'); //insere/altera fabricante</text:p>
      <text:p text:style-name="P4">$client-&gt;listar(); //retorna matriz dos fabricantes</text:p>
      <text:p text:style-name="P4">$client-&gt;buscar(123); //busca fabricante específico</text:p>
      <text:p text:style-name="P4">$client-&gt;excluir(123); //exclui fabricante</text:p>
      <text:p text:style-name="P4"/>
      <text:p text:style-name="P4">//Ws Fornecedor</text:p>
      <text:p text:style-name="P4">$client = new SoapClient('http://wms.exemplo/soap/fornecedor/wsdl');</text:p>
      <text:p text:style-name="P4">$client-&gt;salvar('ID', 'CNPJ', 'NOME', 'INSC.ESTADUAL' ); //insere/altera fornecedor</text:p>
      <text:p text:style-name="P4">$client-&gt;listar(); //retorna matriz de fornecedores</text:p>
      <text:p text:style-name="P4">$client-&gt;buscar('ID'); //retorna ID</text:p>
      <text:p text:style-name="P4">$client-&gt;excluir(123); //exclui fornecedor</text:p>
      <text:p text:style-name="P4"/>
      <text:p text:style-name="P4">//Ws Classe de produto</text:p>
      <text:p text:style-name="P4">$client = new SoapClient('http://wms.exemplo/soap/classeProduto/wsdl');</text:p>
      <text:p text:style-name="P4">$client-&gt;salvar('ID', 'NOME'); //insere/altera classe de produto</text:p>
      <text:p text:style-name="P4">$client-&gt;salvar('ID', 'NOME', 'ID-PAI'); //insere/altera classe de produto com ID pai</text:p>
      <text:p text:style-name="P4">$client-&gt;listar(); //retorna matriz com classes de produtos</text:p>
      <text:p text:style-name="P4">$client-&gt;buscar('ID'); //retorna classe específica</text:p>
      <text:p text:style-name="P4">$client-&gt;excluir('ID'); //exclui classe</text:p>
      <text:p text:style-name="P4"/>
      <text:p text:style-name="P4">//Ws produto</text:p>
      <text:p text:style-name="P4">$client = new SoapClient('http://wms.exemplo/soap/produto/wsdl');</text:p>
      <text:p text:style-name="P4">//obs: TIPO: 1 =&gt; Unitário, 2 =&gt; Composto, 3 =&gt; Kit</text:p>
      <text:p text:style-name="P4">$client-&gt;salvar('ID', 'DESCRICAO', 'GRADE', 'ID-FABRICANTE', 'TIPO', 'ID-CLASSE');</text:p>
      <text:p text:style-name="P4">$client-&gt;listar(); //retorna matriz de produtos</text:p>
      <text:p text:style-name="P4">$client-&gt;buscar('ID'); //retorna produto específico</text:p>
      <text:p text:style-name="P4">$client-&gt;excluir('ID'); //exclui produto</text:p>
      <text:p text:style-name="P4"/>
      <text:p text:style-name="P4">//Ws de Recebimento</text:p>
      <text:p text:style-name="P4">$client = new SoapClient('http://wms.exemplo/soap/recebimento/wsdl');</text:p>
      <text:p text:style-name="P4">//insere /altera recebimento.</text:p>
      <text:p text:style-name="P4">//caso esteja inserindo novo recebimento, poderá enviar as notas simultaneamete.</text:p>
      <text:p text:style-name="P4"><text:soft-page-break/>//não será possível inserir/alterar notas quando alterar recebimento. para isso, use webservice de nota fiscal</text:p>
      <text:p text:style-name="P4">$client-&gt;salvar(array(</text:p>
      <text:p text:style-name="P4"><text:s text:c="4"/>'idRecebimento' =&gt; 'xpto',</text:p>
      <text:p text:style-name="P4"><text:s text:c="4"/>'notasFiscais' =&gt; array( //só será usado quando for um novo recebimento</text:p>
      <text:p text:style-name="P4"><text:tab/>array(</text:p>
      <text:p text:style-name="P4"><text:tab/> <text:s text:c="3"/>'numeroNotaFiscal' =&gt; 'xpto1',</text:p>
      <text:p text:style-name="P4"><text:tab/> <text:s text:c="3"/>'serie' =&gt; 'xpto-serie',</text:p>
      <text:p text:style-name="P4"><text:tab/> <text:s text:c="3"/>'dataEmissao' =&gt; '15/10/1999',</text:p>
      <text:p text:style-name="P4"><text:tab/> <text:s text:c="3"/>'idFornecedor' =&gt; '123',</text:p>
      <text:p text:style-name="P4"><text:tab/> <text:s text:c="3"/>'itens' =&gt; array(</text:p>
      <text:p text:style-name="P4"><text:tab/><text:tab/>array(</text:p>
      <text:p text:style-name="P4"><text:tab/><text:tab/> <text:s text:c="3"/>'idProduto' =&gt; 111,</text:p>
      <text:p text:style-name="P4"><text:tab/><text:tab/> <text:s text:c="3"/>'quantidade' =&gt; 200,</text:p>
      <text:p text:style-name="P4"><text:tab/><text:tab/> <text:s text:c="3"/>'grade' =&gt; 'XXX'</text:p>
      <text:p text:style-name="P4"><text:tab/><text:tab/>),</text:p>
      <text:p text:style-name="P4"><text:tab/><text:tab/>array(</text:p>
      <text:p text:style-name="P4"><text:tab/><text:tab/> <text:s text:c="3"/>'idProduto' =&gt; 333,</text:p>
      <text:p text:style-name="P4"><text:tab/><text:tab/> <text:s text:c="3"/>'quantidade' =&gt; 300,</text:p>
      <text:p text:style-name="P4"><text:tab/><text:tab/> <text:s text:c="3"/>'grade' =&gt; 'YYY'</text:p>
      <text:p text:style-name="P4"><text:tab/><text:tab/>),</text:p>
      <text:p text:style-name="P4"><text:tab/><text:tab/>array(</text:p>
      <text:p text:style-name="P4"><text:tab/><text:tab/> <text:s text:c="3"/>'idProduto' =&gt; 555,</text:p>
      <text:p text:style-name="P4"><text:tab/><text:tab/> <text:s text:c="3"/>'quantidade' =&gt; 500,</text:p>
      <text:p text:style-name="P4"><text:tab/><text:tab/> <text:s text:c="3"/>'grade' =&gt; 'ZZZ'</text:p>
      <text:p text:style-name="P4"><text:tab/><text:tab/>)</text:p>
      <text:p text:style-name="P4"><text:tab/> <text:s text:c="3"/>)</text:p>
      <text:p text:style-name="P4"><text:tab/>)</text:p>
      <text:p text:style-name="P4"><text:s text:c="4"/>)</text:p>
      <text:p text:style-name="P4">));</text:p>
      <text:p text:style-name="P4"/>
      <text:p text:style-name="P4">$client-&gt;listar(); //retorna matriz de recebimentos</text:p>
      <text:p text:style-name="P4">$client-&gt;buscar('ID'); //retorna recebimento específico</text:p>
      <text:p text:style-name="P4">$client-&gt;excluir('ID'); //exclui recebimento</text:p>
      <text:p text:style-name="P4"/>
      <text:p text:style-name="P4"/>
      <text:p text:style-name="P4">//WS de NotaFiscal</text:p>
      <text:p text:style-name="Text_20_body"><text:soft-page-break/>$client = new SoapClient('http://wms.exemplo/soap/notaFiscal/wsdl');</text:p>
      <text:p text:style-name="Text_20_body">//somente insere nota. não é possível alterar uma nota. para isso, exclua e depois insira novamente</text:p>
      <text:p text:style-name="Text_20_body">$client-&gt;salvar(array(</text:p>
      <text:p text:style-name="Text_20_body"><text:s text:c="4"/>'numeroNotaFiscal' =&gt; 'numero2',</text:p>
      <text:p text:style-name="Text_20_body"><text:s text:c="4"/>'idRecebimento' =&gt; '123',</text:p>
      <text:p text:style-name="Text_20_body"><text:s text:c="4"/>'serie' =&gt; 'serie987876',</text:p>
      <text:p text:style-name="Text_20_body"><text:s text:c="4"/>'dataEmissao' =&gt; '12/12/2011',</text:p>
      <text:p text:style-name="Text_20_body"><text:s text:c="4"/>'idFornecedor' =&gt; '456',</text:p>
      <text:p text:style-name="Text_20_body"><text:s text:c="4"/>'itens' =&gt; array(</text:p>
      <text:p text:style-name="Text_20_body"><text:tab/>array(</text:p>
      <text:p text:style-name="Text_20_body"><text:tab/> <text:s text:c="3"/>'idProduto' =&gt; 111,</text:p>
      <text:p text:style-name="Text_20_body"><text:tab/> <text:s text:c="3"/>'quantidade' =&gt; 200,</text:p>
      <text:p text:style-name="Text_20_body"><text:tab/> <text:s text:c="3"/>'grade' =&gt; 'XXX'</text:p>
      <text:p text:style-name="Text_20_body"><text:tab/>),</text:p>
      <text:p text:style-name="Text_20_body"><text:tab/>array(</text:p>
      <text:p text:style-name="Text_20_body"><text:tab/> <text:s text:c="3"/>'idProduto' =&gt; 333,</text:p>
      <text:p text:style-name="Text_20_body"><text:tab/> <text:s text:c="3"/>'quantidade' =&gt; 300,</text:p>
      <text:p text:style-name="Text_20_body"><text:tab/> <text:s text:c="3"/>'grade' =&gt; 'YYY'</text:p>
      <text:p text:style-name="Text_20_body"><text:tab/>),</text:p>
      <text:p text:style-name="Text_20_body"><text:tab/>array(</text:p>
      <text:p text:style-name="Text_20_body"><text:tab/> <text:s text:c="3"/>'idProduto' =&gt; 555,</text:p>
      <text:p text:style-name="Text_20_body"><text:tab/> <text:s text:c="3"/>'quantidade' =&gt; 500,</text:p>
      <text:p text:style-name="Text_20_body"><text:soft-page-break/><text:tab/> <text:s text:c="3"/>'grade' =&gt; 'ZZZ'</text:p>
      <text:p text:style-name="Text_20_body"><text:tab/>)</text:p>
      <text:p text:style-name="Text_20_body"><text:s text:c="4"/>)</text:p>
      <text:p text:style-name="Text_20_body">));</text:p>
      <text:p text:style-name="Text_20_body">$client-&gt;listar(); //retorna matriz de notas fiscais</text:p>
      <text:p text:style-name="Text_20_body">$client-&gt;buscar('numeroNF', 'serie', 'id-fornecedor'); //retorna nota fiscal específica</text:p>
      <text:p text:style-name="Text_20_body">$client-&gt;exluir('numeroNF', 'serie', 'id-fornecedor'); //exclui <text:s/>nota fiscal específica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Monaco_Linux" svg:font-family="Monaco_Linux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/>
      <style:text-properties fo:font-size="10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.305cm" fo:margin-bottom="0.305cm"/>
      <style:text-properties fo:font-size="10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style:page-number="auto"/>
      <style:text-properties fo:font-size="14pt" fo:font-weight="bold" style:font-size-asian="115%" style:font-weight-asian="bold" style:font-size-complex="11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fo:font-size="10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1pt" fo:font-weight="bold" style:font-size-asian="14pt" style:font-weight-asian="bold" style:font-size-complex="14pt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Table" style:family="paragraph" style:parent-style-name="Caption" style:class="extra">
      <style:text-properties fo:font-size="9pt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List_20_1_20_End" style:display-name="List 1 End" style:family="paragraph" style:parent-style-name="List" style:class="list">
      <style:paragraph-properties fo:margin-left="0.635cm" fo:margin-right="0cm" fo:margin-top="0cm" fo:margin-bottom="0.423cm" fo:text-indent="-0.635cm" style:auto-text-indent="false"/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fo:text-indent="-0.635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Drop_20_Caps" style:display-name="Drop Cap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aniel </meta:initial-creator>
    <meta:creation-date>2011-10-13T14:28:33</meta:creation-date>
    <dc:date>2012-07-23T14:26:11.40</dc:date>
    <meta:editing-duration>PT19H51M50S</meta:editing-duration>
    <meta:editing-cycles>93</meta:editing-cycles>
    <meta:generator>OpenOffice.org/3.3$Win32 OpenOffice.org_project/330m20$Build-9567</meta:generator>
    <meta:document-statistic meta:table-count="21" meta:image-count="0" meta:object-count="0" meta:page-count="16" meta:paragraph-count="785" meta:word-count="2649" meta:character-count="19668"/>
  </office:meta>
</office:document-meta>
</file>